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38">
      <text:list-level-style-bullet text:level="1" text:style-name="WW_CharLFO3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0">
      <text:list-level-style-bullet text:level="1" text:style-name="WW_CharLFO40LVL1" text:bullet-char="">
        <style:list-level-properties text:space-before="0.5in" text:min-label-width="0.25in"/>
        <style:text-properties style:font-name="Wingdings"/>
      </text:list-level-style-bullet>
      <text:list-level-style-bullet text:level="2" text:style-name="WW_CharLFO40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40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40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40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40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40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40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40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41">
      <text:list-level-style-bullet text:level="1" text:style-name="WW_CharLFO41LVL1" text:bullet-char="">
        <style:list-level-properties text:space-before="0.5in" text:min-label-width="0.25in"/>
        <style:text-properties style:font-name="Wingdings"/>
      </text:list-level-style-bullet>
      <text:list-level-style-bullet text:level="2" text:style-name="WW_CharLFO41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41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41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41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41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41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41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41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Cambria" style:font-name-complex="Cambria" fo:font-weight="bold" style:font-weight-asian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widows="0" fo:orphans="0" style:text-autospace="none" fo:text-align="center" fo:line-height="150%"/>
      <style:text-properties style:font-name="Cambria" style:font-name-complex="Cambria" fo:font-weight="bold" style:font-weight-asian="bold" style:font-weight-complex="bold" fo:font-style="italic" style:font-style-asian="italic" fo:color="#000000" fo:font-size="14pt" style:font-size-asian="14pt" style:font-size-complex="14pt" style:text-underline-type="single" style:text-underline-style="solid" style:text-underline-width="bold" style:text-underline-mode="continuous"/>
    </style:style>
    <style:style style:name="P3" style:parent-style-name="Standard" style:family="paragraph">
      <style:paragraph-properties fo:widows="0" fo:orphans="0" style:text-autospace="none" fo:text-align="center" fo:line-height="150%"/>
    </style:style>
    <style:style style:name="T4" style:parent-style-name="DefaultParagraphFont" style:family="text">
      <style:text-properties fo:font-weight="bold" style:font-weight-asian="bold" style:font-weight-complex="bold" fo:color="#000000"/>
    </style:style>
    <style:style style:name="T5" style:parent-style-name="DefaultParagraphFont" style:family="text">
      <style:text-properties style:font-weight-complex="bold" fo:color="#000000"/>
    </style:style>
    <style:style style:name="P6" style:parent-style-name="Standard" style:family="paragraph">
      <style:paragraph-properties fo:widows="0" fo:orphans="0" style:text-autospace="none" fo:text-align="center" fo:line-height="150%"/>
    </style:style>
    <style:style style:name="T7" style:parent-style-name="DefaultParagraphFont" style:family="text">
      <style:text-properties style:font-name="Cambria" style:font-name-complex="Cambria" fo:font-weight="bold" style:font-weight-asian="bold" fo:color="#000000"/>
    </style:style>
    <style:style style:name="T8" style:parent-style-name="DefaultParagraphFont" style:family="text">
      <style:text-properties style:font-name="Cambria" style:font-name-complex="Cambria" fo:color="#000000"/>
    </style:style>
    <style:style style:name="P9" style:parent-style-name="Standard" style:family="paragraph">
      <style:paragraph-properties fo:widows="0" fo:orphans="0" style:text-autospace="none" fo:text-align="center"/>
    </style:style>
    <style:style style:name="T10" style:parent-style-name="DefaultParagraphFont" style:family="text">
      <style:text-properties style:font-name="Cambria" style:font-name-complex="Cambria" fo:font-weight="bold" style:font-weight-asian="bold" fo:color="#000000"/>
    </style:style>
    <style:style style:name="T11" style:parent-style-name="DefaultParagraphFont" style:family="text">
      <style:text-properties style:font-name="Cambria" style:font-name-complex="Cambria" fo:color="#000000"/>
    </style:style>
    <style:style style:name="T12" style:parent-style-name="DefaultParagraphFont" style:family="text">
      <style:text-properties style:font-name="Cambria" style:font-name-complex="Cambria" fo:color="#000000"/>
    </style:style>
    <style:style style:name="P13" style:parent-style-name="Standard" style:family="paragraph">
      <style:paragraph-properties fo:widows="0" fo:orphans="0" fo:border-top="0.0069in solid #000000" fo:border-left="none" fo:border-bottom="none" fo:border-right="none" fo:padding-top="0.0138in" fo:padding-left="0in" fo:padding-bottom="0in" fo:padding-right="0in" style:shadow="none" style:text-autospace="none" fo:text-align="center"/>
      <style:text-properties style:font-name="Cambria" style:font-name-complex="Cambria" fo:font-weight="bold" style:font-weight-asian="bold" style:font-weight-complex="bold" fo:color="#000000"/>
    </style:style>
    <style:style style:name="P14" style:parent-style-name="Standard" style:family="paragraph">
      <style:paragraph-properties fo:widows="0" fo:orphans="0" style:text-autospace="none"/>
      <style:text-properties style:font-name="Cambria" style:font-name-complex="Cambria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5" style:parent-style-name="Standard" style:family="paragraph">
      <style:paragraph-properties fo:text-align="justify" fo:margin-bottom="0.1388in" fo:line-height="115%"/>
      <style:text-properties style:font-name="Cambria" style:font-name-asian="Calibri" style:font-name-complex="Cambria" fo:font-style="italic" style:font-style-asian="italic"/>
    </style:style>
    <style:style style:name="P16" style:parent-style-name="Standard" style:family="paragraph">
      <style:paragraph-properties fo:widows="0" fo:orphans="0" style:text-autospace="none"/>
    </style:style>
    <style:style style:name="T17" style:parent-style-name="DefaultParagraphFont" style:family="text">
      <style:text-properties style:font-name="Cambria" style:font-name-complex="Cambria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8" style:parent-style-name="Standard" style:family="paragraph">
      <style:paragraph-properties fo:widows="0" fo:orphans="0" style:text-autospace="none"/>
      <style:text-properties style:font-name="Cambria" style:font-name-complex="Cambria" fo:font-weight="bold" style:font-weight-asian="bold" style:font-weight-complex="bold" fo:color="#000000" fo:font-size="11pt" style:font-size-asian="11pt" style:text-underline-type="single" style:text-underline-style="solid" style:text-underline-width="auto" style:text-underline-mode="continuous"/>
    </style:style>
    <style:style style:name="P19" style:parent-style-name="Standard" style:list-style-name="LFO38" style:family="paragraph">
      <style:paragraph-properties fo:widows="0" fo:orphans="0" style:text-autospace="none" fo:line-height="150%"/>
    </style:style>
    <style:style style:name="T20" style:parent-style-name="DefaultParagraphFont" style:family="text">
      <style:text-properties style:font-name="Cambria" style:font-name-complex="Cambria" fo:font-weight="bold" style:font-weight-asian="bold" fo:color="#000000"/>
    </style:style>
    <style:style style:name="T21" style:parent-style-name="DefaultParagraphFont" style:family="text">
      <style:text-properties style:font-name="Cambria" style:font-name-complex="Cambria" fo:font-weight="bold" style:font-weight-asian="bold" fo:color="#000000"/>
    </style:style>
    <style:style style:name="T22" style:parent-style-name="DefaultParagraphFont" style:family="text">
      <style:text-properties style:font-name="Cambria" style:font-name-complex="Cambria" fo:font-weight="bold" style:font-weight-asian="bold" fo:color="#000000"/>
    </style:style>
    <style:style style:name="T23" style:parent-style-name="DefaultParagraphFont" style:family="text">
      <style:text-properties style:font-name="Cambria" style:font-name-complex="Cambria" fo:font-weight="bold" style:font-weight-asian="bold" fo:color="#000000"/>
    </style:style>
    <style:style style:name="T24" style:parent-style-name="DefaultParagraphFont" style:family="text">
      <style:text-properties style:font-name="Cambria" style:font-name-complex="Cambria" fo:color="#000000"/>
    </style:style>
    <style:style style:name="T25" style:parent-style-name="DefaultParagraphFont" style:family="text">
      <style:text-properties style:font-name="Cambria" style:font-name-complex="Cambria" fo:font-weight="bold" style:font-weight-asian="bold" fo:color="#000000"/>
    </style:style>
    <style:style style:name="T26" style:parent-style-name="DefaultParagraphFont" style:family="text">
      <style:text-properties style:font-name="Cambria" style:font-name-complex="Cambria" fo:color="#000000"/>
    </style:style>
    <style:style style:name="P27" style:parent-style-name="Standard" style:list-style-name="LFO38" style:family="paragraph">
      <style:paragraph-properties fo:widows="0" fo:orphans="0" style:text-autospace="none" fo:line-height="150%"/>
    </style:style>
    <style:style style:name="T28" style:parent-style-name="DefaultParagraphFont" style:family="text">
      <style:text-properties style:font-name="Cambria" style:font-name-complex="Cambria" fo:font-weight="bold" style:font-weight-asian="bold" style:font-weight-complex="bold" fo:color="#000000"/>
    </style:style>
    <style:style style:name="T29" style:parent-style-name="DefaultParagraphFont" style:family="text">
      <style:text-properties style:font-name="Cambria" style:font-name-complex="Cambria" fo:font-weight="bold" style:font-weight-asian="bold" style:font-weight-complex="bold" fo:color="#000000"/>
    </style:style>
    <style:style style:name="T30" style:parent-style-name="DefaultParagraphFont" style:family="text">
      <style:text-properties style:font-name="Cambria" style:font-name-complex="Cambria" fo:font-weight="bold" style:font-weight-asian="bold" style:font-weight-complex="bold" fo:color="#000000"/>
    </style:style>
    <style:style style:name="T31" style:parent-style-name="DefaultParagraphFont" style:family="text">
      <style:text-properties style:font-name="Cambria" style:font-name-complex="Cambria" fo:font-weight="bold" style:font-weight-asian="bold" style:font-weight-complex="bold" fo:color="#000000"/>
    </style:style>
    <style:style style:name="T32" style:parent-style-name="DefaultParagraphFont" style:family="text">
      <style:text-properties style:font-name="Cambria" style:font-name-complex="Cambria" fo:color="#000000"/>
    </style:style>
    <style:style style:name="T33" style:parent-style-name="DefaultParagraphFont" style:family="text">
      <style:text-properties style:font-name="Cambria" style:font-name-complex="Cambria" fo:font-weight="bold" style:font-weight-asian="bold" style:font-weight-complex="bold" fo:color="#000000"/>
    </style:style>
    <style:style style:name="T34" style:parent-style-name="DefaultParagraphFont" style:family="text">
      <style:text-properties style:font-name="Cambria" style:font-name-complex="Cambria" fo:color="#000000"/>
    </style:style>
    <style:style style:name="T35" style:parent-style-name="DefaultParagraphFont" style:family="text">
      <style:text-properties style:font-name="Cambria" style:font-name-complex="Cambria" fo:font-weight="bold" style:font-weight-asian="bold" style:font-weight-complex="bold" fo:color="#000000"/>
    </style:style>
    <style:style style:name="T36" style:parent-style-name="DefaultParagraphFont" style:family="text">
      <style:text-properties style:font-name="Cambria" style:font-name-complex="Cambria" fo:color="#000000"/>
    </style:style>
    <style:style style:name="P37" style:parent-style-name="Standard" style:list-style-name="LFO38" style:family="paragraph">
      <style:paragraph-properties fo:widows="0" fo:orphans="0" style:text-autospace="none" fo:line-height="150%"/>
    </style:style>
    <style:style style:name="T38" style:parent-style-name="DefaultParagraphFont" style:family="text">
      <style:text-properties style:font-name="Cambria" style:font-name-complex="Cambria" fo:font-weight="bold" style:font-weight-asian="bold" style:font-weight-complex="bold" fo:color="#000000"/>
    </style:style>
    <style:style style:name="T39" style:parent-style-name="DefaultParagraphFont" style:family="text">
      <style:text-properties style:font-name="Cambria" style:font-name-complex="Cambria" fo:font-weight="bold" style:font-weight-asian="bold" style:font-weight-complex="bold" fo:color="#000000"/>
    </style:style>
    <style:style style:name="T40" style:parent-style-name="DefaultParagraphFont" style:family="text">
      <style:text-properties style:font-name="Cambria" style:font-name-complex="Cambria" fo:color="#000000"/>
    </style:style>
    <style:style style:name="T41" style:parent-style-name="DefaultParagraphFont" style:family="text">
      <style:text-properties style:font-name="Cambria" style:font-name-complex="Cambria" fo:font-weight="bold" style:font-weight-asian="bold" style:font-weight-complex="bold" fo:color="#000000"/>
    </style:style>
    <style:style style:name="T42" style:parent-style-name="DefaultParagraphFont" style:family="text">
      <style:text-properties style:font-name="Cambria" style:font-name-complex="Cambria" fo:color="#000000"/>
    </style:style>
    <style:style style:name="T43" style:parent-style-name="DefaultParagraphFont" style:family="text">
      <style:text-properties style:font-name="Cambria" style:font-name-complex="Cambria" fo:font-weight="bold" style:font-weight-asian="bold" style:font-weight-complex="bold" fo:color="#000000"/>
    </style:style>
    <style:style style:name="T44" style:parent-style-name="DefaultParagraphFont" style:family="text">
      <style:text-properties style:font-name="Cambria" style:font-name-complex="Cambria" fo:color="#000000"/>
    </style:style>
    <style:style style:name="T45" style:parent-style-name="DefaultParagraphFont" style:family="text">
      <style:text-properties style:font-name="Cambria" style:font-name-complex="Cambria" fo:font-weight="bold" style:font-weight-asian="bold" style:font-weight-complex="bold" fo:color="#000000"/>
    </style:style>
    <style:style style:name="T46" style:parent-style-name="DefaultParagraphFont" style:family="text">
      <style:text-properties style:font-name="Cambria" style:font-name-complex="Cambria" fo:color="#000000"/>
    </style:style>
    <style:style style:name="P47" style:parent-style-name="Standard" style:list-style-name="LFO38" style:family="paragraph">
      <style:paragraph-properties fo:widows="0" fo:orphans="0" style:text-autospace="none" fo:line-height="150%"/>
    </style:style>
    <style:style style:name="T48" style:parent-style-name="DefaultParagraphFont" style:family="text">
      <style:text-properties style:font-name="Cambria" style:font-name-complex="Cambria" fo:font-weight="bold" style:font-weight-asian="bold" style:font-weight-complex="bold" fo:color="#000000"/>
    </style:style>
    <style:style style:name="T49" style:parent-style-name="DefaultParagraphFont" style:family="text">
      <style:text-properties style:font-name="Cambria" style:font-name-complex="Cambria" fo:font-weight="bold" style:font-weight-asian="bold" style:font-weight-complex="bold" fo:color="#000000"/>
    </style:style>
    <style:style style:name="T50" style:parent-style-name="DefaultParagraphFont" style:family="text">
      <style:text-properties style:font-name="Cambria" style:font-name-complex="Cambria" fo:font-weight="bold" style:font-weight-asian="bold" style:font-weight-complex="bold" fo:color="#000000"/>
    </style:style>
    <style:style style:name="T51" style:parent-style-name="DefaultParagraphFont" style:family="text">
      <style:text-properties style:font-name="Cambria" style:font-name-complex="Cambria" fo:color="#000000"/>
    </style:style>
    <style:style style:name="T52" style:parent-style-name="DefaultParagraphFont" style:family="text">
      <style:text-properties style:font-name="Cambria" style:font-name-complex="Cambria" fo:font-weight="bold" style:font-weight-asian="bold" style:font-weight-complex="bold" fo:color="#000000"/>
    </style:style>
    <style:style style:name="T53" style:parent-style-name="DefaultParagraphFont" style:family="text">
      <style:text-properties style:font-name="Cambria" style:font-name-complex="Cambria" fo:color="#000000"/>
    </style:style>
    <style:style style:name="T54" style:parent-style-name="DefaultParagraphFont" style:family="text">
      <style:text-properties style:font-name="Cambria" style:font-name-complex="Cambria" fo:font-weight="bold" style:font-weight-asian="bold" style:font-weight-complex="bold" fo:color="#000000"/>
    </style:style>
    <style:style style:name="T55" style:parent-style-name="DefaultParagraphFont" style:family="text">
      <style:text-properties style:font-name="Cambria" style:font-name-complex="Cambria" fo:color="#000000"/>
    </style:style>
    <style:style style:name="P56" style:parent-style-name="Standard" style:family="paragraph">
      <style:paragraph-properties fo:widows="0" fo:orphans="0" style:text-autospace="none"/>
      <style:text-properties style:font-name="Cambria" style:font-name-complex="Cambria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57" style:parent-style-name="Standard" style:family="paragraph">
      <style:paragraph-properties fo:widows="0" fo:orphans="0" style:text-autospace="none"/>
      <style:text-properties style:font-name="Cambria" style:font-name-complex="Cambria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58" style:parent-style-name="PlainText" style:list-style-name="LFO38" style:family="paragraph">
      <style:paragraph-properties fo:line-height="150%"/>
    </style:style>
    <style:style style:name="T59" style:parent-style-name="DefaultParagraphFont" style:family="text">
      <style:text-properties style:font-name="Cambria" style:font-name-complex="Times New Roman" fo:font-weight="bold" style:font-weight-asian="bold" style:font-weight-complex="bold" fo:font-size="12pt" style:font-size-asian="12pt" style:font-size-complex="12pt"/>
    </style:style>
    <style:style style:name="T60" style:parent-style-name="DefaultParagraphFont" style:family="text">
      <style:text-properties style:font-name="Cambria" style:font-name-complex="Times New Roman" fo:font-weight="bold" style:font-weight-asian="bold" style:font-weight-complex="bold" fo:font-size="12pt" style:font-size-asian="12pt" style:font-size-complex="12pt"/>
    </style:style>
    <style:style style:name="T61" style:parent-style-name="DefaultParagraphFont" style:family="text">
      <style:text-properties style:font-name="Cambria" style:font-name-complex="Times New Roman" fo:font-weight="bold" style:font-weight-asian="bold" style:font-weight-complex="bold" fo:font-size="12pt" style:font-size-asian="12pt" style:font-size-complex="12pt"/>
    </style:style>
    <style:style style:name="T62" style:parent-style-name="DefaultParagraphFont" style:family="text">
      <style:text-properties style:font-name="Cambria" style:font-name-complex="Times New Roman" fo:font-weight="bold" style:font-weight-asian="bold" fo:font-size="12pt" style:font-size-asian="12pt" style:font-size-complex="12pt"/>
    </style:style>
    <style:style style:name="T63" style:parent-style-name="DefaultParagraphFont" style:family="text">
      <style:text-properties style:font-name="Cambria" style:font-name-complex="Times New Roman" fo:font-size="12pt" style:font-size-asian="12pt" style:font-size-complex="12pt"/>
    </style:style>
    <style:style style:name="P64" style:parent-style-name="PlainText" style:list-style-name="LFO38" style:family="paragraph">
      <style:paragraph-properties fo:line-height="150%"/>
    </style:style>
    <style:style style:name="T65" style:parent-style-name="DefaultParagraphFont" style:family="text">
      <style:text-properties style:font-name="Cambria" style:font-name-complex="Times New Roman" fo:font-weight="bold" style:font-weight-asian="bold" fo:font-size="12pt" style:font-size-asian="12pt" style:font-size-complex="12pt"/>
    </style:style>
    <style:style style:name="T66" style:parent-style-name="DefaultParagraphFont" style:family="text">
      <style:text-properties style:font-name="Cambria" style:font-name-complex="Times New Roman" fo:font-weight="bold" style:font-weight-asian="bold" fo:font-size="12pt" style:font-size-asian="12pt" style:font-size-complex="12pt"/>
    </style:style>
    <style:style style:name="T67" style:parent-style-name="DefaultParagraphFont" style:family="text">
      <style:text-properties style:font-name="Cambria" style:font-name-complex="Times New Roman" fo:font-size="12pt" style:font-size-asian="12pt" style:font-size-complex="12pt"/>
    </style:style>
    <style:style style:name="P68" style:parent-style-name="PlainText" style:list-style-name="LFO38" style:family="paragraph">
      <style:paragraph-properties fo:line-height="150%"/>
    </style:style>
    <style:style style:name="T69" style:parent-style-name="DefaultParagraphFont" style:family="text">
      <style:text-properties style:font-name="Cambria" style:font-name-complex="Times New Roman" fo:font-weight="bold" style:font-weight-asian="bold" fo:font-size="12pt" style:font-size-asian="12pt" style:font-size-complex="12pt"/>
    </style:style>
    <style:style style:name="T70" style:parent-style-name="DefaultParagraphFont" style:family="text">
      <style:text-properties style:font-name="Cambria" style:font-name-complex="Times New Roman" fo:font-size="12pt" style:font-size-asian="12pt" style:font-size-complex="12pt"/>
    </style:style>
    <style:style style:name="T71" style:parent-style-name="DefaultParagraphFont" style:family="text">
      <style:text-properties style:font-name="Cambria" style:font-name-complex="Times New Roman" fo:font-size="12pt" style:font-size-asian="12pt" style:font-size-complex="12pt"/>
    </style:style>
    <style:style style:name="P72" style:parent-style-name="PlainText" style:list-style-name="LFO38" style:family="paragraph">
      <style:paragraph-properties fo:line-height="150%" fo:margin-right="-0.2423in"/>
    </style:style>
    <style:style style:name="T73" style:parent-style-name="DefaultParagraphFont" style:family="text">
      <style:text-properties style:font-name="Cambria" style:font-name-complex="Times New Roman" fo:font-weight="bold" style:font-weight-asian="bold" fo:font-size="12pt" style:font-size-asian="12pt" style:font-size-complex="12pt"/>
    </style:style>
    <style:style style:name="T74" style:parent-style-name="DefaultParagraphFont" style:family="text">
      <style:text-properties style:font-name="Cambria" style:font-name-complex="Times New Roman" fo:font-weight="bold" style:font-weight-asian="bold" fo:font-size="12pt" style:font-size-asian="12pt" style:font-size-complex="12pt"/>
    </style:style>
    <style:style style:name="T75" style:parent-style-name="DefaultParagraphFont" style:family="text">
      <style:text-properties style:font-name="Cambria" style:font-name-complex="Times New Roman" fo:font-weight="bold" style:font-weight-asian="bold" fo:font-size="12pt" style:font-size-asian="12pt" style:font-size-complex="12pt"/>
    </style:style>
    <style:style style:name="T76" style:parent-style-name="DefaultParagraphFont" style:family="text">
      <style:text-properties style:font-name="Cambria" style:font-name-complex="Times New Roman" fo:font-size="12pt" style:font-size-asian="12pt" style:font-size-complex="12pt"/>
    </style:style>
    <style:style style:name="P77" style:parent-style-name="PlainText" style:list-style-name="LFO38" style:family="paragraph">
      <style:paragraph-properties fo:line-height="150%"/>
    </style:style>
    <style:style style:name="T78" style:parent-style-name="DefaultParagraphFont" style:family="text">
      <style:text-properties style:font-name="Cambria" style:font-name-complex="Times New Roman" fo:font-weight="bold" style:font-weight-asian="bold" style:font-weight-complex="bold" fo:font-size="12pt" style:font-size-asian="12pt" style:font-size-complex="12pt"/>
    </style:style>
    <style:style style:name="T79" style:parent-style-name="DefaultParagraphFont" style:family="text">
      <style:text-properties style:font-name="Cambria" style:font-name-complex="Times New Roman" fo:font-weight="bold" style:font-weight-asian="bold" style:font-weight-complex="bold" fo:font-size="12pt" style:font-size-asian="12pt" style:font-size-complex="12pt"/>
    </style:style>
    <style:style style:name="T80" style:parent-style-name="DefaultParagraphFont" style:family="text">
      <style:text-properties style:font-name="Cambria" style:font-name-complex="Times New Roman" style:font-weight-complex="bold" fo:font-size="12pt" style:font-size-asian="12pt" style:font-size-complex="12pt"/>
    </style:style>
    <style:style style:name="T81" style:parent-style-name="DefaultParagraphFont" style:family="text">
      <style:text-properties style:font-name="Cambria" style:font-name-complex="Times New Roman" fo:font-size="12pt" style:font-size-asian="12pt" style:font-size-complex="12pt"/>
    </style:style>
    <style:style style:name="P82" style:parent-style-name="Standard" style:family="paragraph">
      <style:paragraph-properties fo:widows="0" fo:orphans="0" style:text-autospace="none"/>
      <style:text-properties style:font-name="Cambria" style:font-name-complex="Cambria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83" style:parent-style-name="Standard" style:family="paragraph">
      <style:paragraph-properties fo:widows="0" fo:orphans="0" style:text-autospace="none"/>
      <style:text-properties style:font-name="Cambria" style:font-name-complex="Cambria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84" style:parent-style-name="Standard" style:list-style-name="LFO39" style:family="paragraph">
      <style:paragraph-properties fo:widows="0" fo:orphans="0" style:text-autospace="none"/>
    </style:style>
    <style:style style:name="T85" style:parent-style-name="DefaultParagraphFont" style:family="text">
      <style:text-properties style:font-name="Cambria" style:font-name-complex="Cambria" fo:font-weight="bold" style:font-weight-asian="bold" fo:color="#000000" style:text-underline-type="single" style:text-underline-style="solid" style:text-underline-width="auto" style:text-underline-mode="continuous"/>
    </style:style>
    <style:style style:name="T86" style:parent-style-name="DefaultParagraphFont" style:family="text">
      <style:text-properties style:font-name="Cambria" style:font-name-complex="Cambria" fo:font-weight="bold" style:font-weight-asian="bold" fo:color="#000000"/>
    </style:style>
    <style:style style:name="T87" style:parent-style-name="DefaultParagraphFont" style:family="text">
      <style:text-properties style:font-name="Cambria" style:font-name-complex="Cambria" fo:color="#000000"/>
    </style:style>
    <style:style style:name="T88" style:parent-style-name="DefaultParagraphFont" style:family="text">
      <style:text-properties style:font-name="Cambria" style:font-name-complex="Cambria" fo:font-weight="bold" style:font-weight-asian="bold" fo:color="#000000"/>
    </style:style>
    <style:style style:name="P89" style:parent-style-name="Standard" style:list-style-name="LFO40" style:family="paragraph">
      <style:paragraph-properties fo:widows="0" fo:orphans="0" style:text-autospace="none" fo:line-height="150%"/>
    </style:style>
    <style:style style:name="T90" style:parent-style-name="DefaultParagraphFont" style:family="text">
      <style:text-properties fo:font-weight="bold" style:font-weight-asian="bold"/>
    </style:style>
    <style:style style:name="T91" style:parent-style-name="DefaultParagraphFont" style:family="text">
      <style:text-properties style:font-name="Cambria" style:font-name-complex="Cambria" fo:font-weight="bold" style:font-weight-asian="bold" fo:color="#000000"/>
    </style:style>
    <style:style style:name="P92" style:parent-style-name="Standard" style:list-style-name="LFO40" style:family="paragraph">
      <style:paragraph-properties fo:widows="0" fo:orphans="0" style:text-autospace="none" fo:line-height="150%"/>
    </style:style>
    <style:style style:name="T93" style:parent-style-name="DefaultParagraphFont" style:family="text">
      <style:text-properties style:font-name="Cambria" style:font-name-complex="Cambria" fo:font-weight="bold" style:font-weight-asian="bold" fo:color="#000000"/>
    </style:style>
    <style:style style:name="T94" style:parent-style-name="DefaultParagraphFont" style:family="text">
      <style:text-properties style:font-name="Cambria" style:font-name-complex="Cambria" fo:color="#000000"/>
    </style:style>
    <style:style style:name="P95" style:parent-style-name="Standard" style:family="paragraph">
      <style:paragraph-properties fo:widows="0" fo:orphans="0" style:text-autospace="none" fo:line-height="150%" fo:margin-left="0.75in">
        <style:tab-stops/>
      </style:paragraph-properties>
    </style:style>
    <style:style style:name="T96" style:parent-style-name="DefaultParagraphFont" style:family="text">
      <style:text-properties style:font-name="Cambria" style:font-name-complex="Cambria" fo:color="#000000"/>
    </style:style>
    <style:style style:name="T97" style:parent-style-name="DefaultParagraphFont" style:family="text">
      <style:text-properties style:font-name="Cambria" style:font-name-complex="Cambria" fo:font-weight="bold" style:font-weight-asian="bold" fo:color="#000000"/>
    </style:style>
    <style:style style:name="T98" style:parent-style-name="DefaultParagraphFont" style:family="text">
      <style:text-properties style:font-name="Cambria" style:font-name-complex="Cambria" fo:color="#000000"/>
    </style:style>
    <style:style style:name="P99" style:parent-style-name="Standard" style:list-style-name="LFO40" style:family="paragraph">
      <style:paragraph-properties fo:widows="0" fo:orphans="0" style:text-autospace="none" fo:line-height="150%"/>
    </style:style>
    <style:style style:name="T100" style:parent-style-name="DefaultParagraphFont" style:family="text">
      <style:text-properties fo:font-weight="bold" style:font-weight-asian="bold"/>
    </style:style>
    <style:style style:name="T101" style:parent-style-name="DefaultParagraphFont" style:family="text">
      <style:text-properties style:font-name="Cambria" style:font-name-complex="Cambria" fo:font-weight="bold" style:font-weight-asian="bold" fo:color="#000000"/>
    </style:style>
    <style:style style:name="P102" style:parent-style-name="Standard" style:list-style-name="LFO40" style:family="paragraph">
      <style:paragraph-properties fo:widows="0" fo:orphans="0" style:text-autospace="none" fo:line-height="150%"/>
    </style:style>
    <style:style style:name="T103" style:parent-style-name="DefaultParagraphFont" style:family="text">
      <style:text-properties style:font-name="Cambria" style:font-name-complex="Cambria" fo:font-weight="bold" style:font-weight-asian="bold" fo:color="#000000"/>
    </style:style>
    <style:style style:name="T104" style:parent-style-name="DefaultParagraphFont" style:family="text">
      <style:text-properties style:font-name="Cambria" style:font-name-complex="Cambria" fo:font-weight="bold" style:font-weight-asian="bold" fo:color="#000000"/>
    </style:style>
    <style:style style:name="T105" style:parent-style-name="DefaultParagraphFont" style:family="text">
      <style:text-properties style:font-name="Cambria" style:font-name-complex="Cambria" fo:color="#000000"/>
    </style:style>
    <style:style style:name="P106" style:parent-style-name="Standard" style:family="paragraph">
      <style:paragraph-properties fo:widows="0" fo:orphans="0" style:text-autospace="none" fo:line-height="150%"/>
      <style:text-properties style:font-name="Cambria" style:font-name-complex="Cambria" fo:color="#000000"/>
    </style:style>
    <style:style style:name="P107" style:parent-style-name="Standard" style:family="paragraph">
      <style:paragraph-properties fo:widows="0" fo:orphans="0" style:text-autospace="none" fo:line-height="150%"/>
    </style:style>
    <style:style style:name="T108" style:parent-style-name="DefaultParagraphFont" style:family="text">
      <style:text-properties style:font-name="Cambria" style:font-name-complex="Cambria" fo:color="#000000"/>
    </style:style>
    <style:style style:name="P109" style:parent-style-name="Standard" style:family="paragraph">
      <style:paragraph-properties fo:widows="0" fo:orphans="0" style:text-autospace="none" fo:line-height="150%" fo:margin-left="0.75in">
        <style:tab-stops/>
      </style:paragraph-properties>
      <style:text-properties fo:font-weight="bold" style:font-weight-asian="bold"/>
    </style:style>
    <style:style style:name="P110" style:parent-style-name="Standard" style:list-style-name="LFO39" style:family="paragraph">
      <style:paragraph-properties fo:widows="0" fo:orphans="0" style:text-autospace="none" fo:margin-left="0.75in">
        <style:tab-stops/>
      </style:paragraph-properties>
    </style:style>
    <style:style style:name="T111" style:parent-style-name="DefaultParagraphFont" style:family="text">
      <style:text-properties style:font-name="Cambria" style:font-name-complex="Cambria" fo:font-weight="bold" style:font-weight-asian="bold" fo:color="#000000" style:text-underline-type="single" style:text-underline-style="solid" style:text-underline-width="auto" style:text-underline-mode="continuous"/>
    </style:style>
    <style:style style:name="T112" style:parent-style-name="DefaultParagraphFont" style:family="text">
      <style:text-properties style:font-name="Cambria" style:font-name-complex="Cambria" fo:font-weight="bold" style:font-weight-asian="bold" fo:color="#000000" style:text-underline-type="single" style:text-underline-style="solid" style:text-underline-width="auto" style:text-underline-mode="continuous"/>
    </style:style>
    <style:style style:name="T113" style:parent-style-name="DefaultParagraphFont" style:family="text">
      <style:text-properties style:font-name="Cambria" style:font-name-complex="Cambria" fo:font-weight="bold" style:font-weight-asian="bold" fo:color="#000000"/>
    </style:style>
    <style:style style:name="T114" style:parent-style-name="DefaultParagraphFont" style:family="text">
      <style:text-properties style:font-name="Cambria" style:font-name-complex="Cambria" fo:color="#000000"/>
    </style:style>
    <style:style style:name="T115" style:parent-style-name="DefaultParagraphFont" style:family="text">
      <style:text-properties style:font-name="Cambria" style:font-name-complex="Cambria" fo:font-weight="bold" style:font-weight-asian="bold" fo:color="#000000"/>
    </style:style>
    <style:style style:name="P116" style:parent-style-name="Standard" style:list-style-name="LFO40" style:family="paragraph">
      <style:paragraph-properties fo:widows="0" fo:orphans="0" style:text-autospace="none" fo:line-height="150%"/>
    </style:style>
    <style:style style:name="T117" style:parent-style-name="DefaultParagraphFont" style:family="text">
      <style:text-properties fo:font-weight="bold" style:font-weight-asian="bold"/>
    </style:style>
    <style:style style:name="T118" style:parent-style-name="DefaultParagraphFont" style:family="text">
      <style:text-properties style:font-name="Cambria" style:font-name-complex="Cambria" fo:font-weight="bold" style:font-weight-asian="bold" fo:color="#000000"/>
    </style:style>
    <style:style style:name="T119" style:parent-style-name="DefaultParagraphFont" style:family="text">
      <style:text-properties fo:font-weight="bold" style:font-weight-asian="bold"/>
    </style:style>
    <style:style style:name="P120" style:parent-style-name="Standard" style:list-style-name="LFO40" style:family="paragraph">
      <style:paragraph-properties fo:widows="0" fo:orphans="0" style:text-autospace="none" fo:line-height="150%"/>
    </style:style>
    <style:style style:name="T121" style:parent-style-name="DefaultParagraphFont" style:family="text">
      <style:text-properties style:font-name="Cambria" style:font-name-complex="Cambria" fo:font-weight="bold" style:font-weight-asian="bold" fo:color="#000000"/>
    </style:style>
    <style:style style:name="P122" style:parent-style-name="Standard" style:family="paragraph">
      <style:paragraph-properties fo:widows="0" fo:orphans="0" style:text-autospace="none" fo:line-height="150%" fo:margin-left="0.5in">
        <style:tab-stops/>
      </style:paragraph-properties>
    </style:style>
    <style:style style:name="P123" style:parent-style-name="Standard" style:list-style-name="LFO40" style:family="paragraph">
      <style:paragraph-properties fo:widows="0" fo:orphans="0" style:text-autospace="none" fo:line-height="150%"/>
    </style:style>
    <style:style style:name="T124" style:parent-style-name="DefaultParagraphFont" style:family="text">
      <style:text-properties fo:font-weight="bold" style:font-weight-asian="bold"/>
    </style:style>
    <style:style style:name="T125" style:parent-style-name="DefaultParagraphFont" style:family="text">
      <style:text-properties style:font-name="Cambria" style:font-name-complex="Cambria" fo:font-weight="bold" style:font-weight-asian="bold" fo:color="#000000"/>
    </style:style>
    <style:style style:name="T126" style:parent-style-name="DefaultParagraphFont" style:family="text">
      <style:text-properties fo:font-weight="bold" style:font-weight-asian="bold"/>
    </style:style>
    <style:style style:name="P127" style:parent-style-name="Standard" style:list-style-name="LFO40" style:family="paragraph">
      <style:paragraph-properties fo:widows="0" fo:orphans="0" style:text-autospace="none" fo:line-height="150%"/>
    </style:style>
    <style:style style:name="T128" style:parent-style-name="DefaultParagraphFont" style:family="text">
      <style:text-properties style:font-name="Cambria" style:font-name-complex="Cambria" fo:font-weight="bold" style:font-weight-asian="bold" fo:color="#000000"/>
    </style:style>
    <style:style style:name="P129" style:parent-style-name="Standard" style:list-style-name="LFO40" style:family="paragraph">
      <style:paragraph-properties fo:widows="0" fo:orphans="0" style:text-autospace="none" fo:line-height="150%"/>
    </style:style>
    <style:style style:name="T130" style:parent-style-name="DefaultParagraphFont" style:family="text">
      <style:text-properties fo:font-weight="bold" style:font-weight-asian="bold"/>
    </style:style>
    <style:style style:name="T131" style:parent-style-name="DefaultParagraphFont" style:family="text">
      <style:text-properties style:font-name="Cambria" style:font-name-complex="Cambria" fo:font-weight="bold" style:font-weight-asian="bold" fo:color="#000000"/>
    </style:style>
    <style:style style:name="T132" style:parent-style-name="DefaultParagraphFont" style:family="text">
      <style:text-properties fo:font-weight="bold" style:font-weight-asian="bold"/>
    </style:style>
    <style:style style:name="P133" style:parent-style-name="Standard" style:list-style-name="LFO41" style:family="paragraph">
      <style:paragraph-properties fo:widows="0" fo:orphans="0" style:text-autospace="none" fo:line-height="150%"/>
    </style:style>
    <style:style style:name="T134" style:parent-style-name="DefaultParagraphFont" style:family="text">
      <style:text-properties style:font-name="Cambria" style:font-name-complex="Cambria" fo:font-weight="bold" style:font-weight-asian="bold" fo:color="#000000"/>
    </style:style>
    <style:style style:name="P135" style:parent-style-name="Standard" style:family="paragraph">
      <style:paragraph-properties fo:widows="0" fo:orphans="0" style:text-autospace="none" fo:line-height="150%" fo:margin-left="0.75in">
        <style:tab-stops/>
      </style:paragraph-properties>
    </style:style>
    <style:style style:name="P136" style:parent-style-name="Standard" style:family="paragraph">
      <style:paragraph-properties fo:text-align="justify" fo:line-height="150%" fo:margin-right="0.0701in"/>
    </style:style>
    <style:style style:name="T137" style:parent-style-name="DefaultParagraphFont" style:family="text">
      <style:text-properties style:font-name="Cambria" style:font-name-complex="Cambria" fo:font-weight="bold" style:font-weight-asian="bold" style:text-underline-type="single" style:text-underline-style="solid" style:text-underline-width="auto" style:text-underline-mode="continuous"/>
    </style:style>
    <style:style style:name="T138" style:parent-style-name="DefaultParagraphFont" style:family="text">
      <style:text-properties style:font-name="Cambria" style:font-name-complex="Cambria" fo:font-weight="bold" style:font-weight-asian="bold" style:text-underline-type="single" style:text-underline-style="solid" style:text-underline-width="auto" style:text-underline-mode="continuous"/>
    </style:style>
    <style:style style:name="T139" style:parent-style-name="DefaultParagraphFont" style:family="text">
      <style:text-properties style:font-name="Cambria" style:font-name-complex="Cambria" fo:font-weight="bold" style:font-weight-asian="bold"/>
    </style:style>
    <style:style style:name="P140" style:parent-style-name="Standard" style:list-style-name="LFO42" style:family="paragraph">
      <style:paragraph-properties fo:text-align="justify" fo:margin-right="0.0701in"/>
    </style:style>
    <style:style style:name="T141" style:parent-style-name="DefaultParagraphFont" style:family="text">
      <style:text-properties style:font-name="Cambria" style:font-name-complex="Cambria"/>
    </style:style>
    <style:style style:name="T142" style:parent-style-name="DefaultParagraphFont" style:family="text">
      <style:text-properties style:font-name="Cambria" style:font-name-complex="Cambria" fo:font-style="italic" style:font-style-asian="italic"/>
    </style:style>
    <style:style style:name="T143" style:parent-style-name="DefaultParagraphFont" style:family="text">
      <style:text-properties style:font-name="Cambria" style:font-name-complex="Cambria"/>
    </style:style>
    <style:style style:name="P144" style:parent-style-name="Standard" style:family="paragraph">
      <style:paragraph-properties fo:text-align="justify" fo:line-height="150%" fo:margin-left="0.5in" fo:margin-right="0.0701in">
        <style:tab-stops/>
      </style:paragraph-properties>
      <style:text-properties style:font-name="Cambria" style:font-name-complex="Cambria"/>
    </style:style>
    <style:style style:name="P145" style:parent-style-name="Standard" style:list-style-name="LFO42" style:family="paragraph">
      <style:paragraph-properties fo:text-align="justify" fo:margin-right="0.0701in"/>
    </style:style>
    <style:style style:name="T146" style:parent-style-name="DefaultParagraphFont" style:family="text">
      <style:text-properties style:font-name="Cambria" style:font-name-complex="Cambria"/>
    </style:style>
    <style:style style:name="P147" style:parent-style-name="Standard" style:family="paragraph">
      <style:paragraph-properties fo:text-align="justify" fo:margin-left="0.5in" fo:margin-right="0.0701in">
        <style:tab-stops/>
      </style:paragraph-properties>
    </style:style>
    <style:style style:name="P148" style:parent-style-name="Standard" style:family="paragraph">
      <style:paragraph-properties fo:text-align="justify" fo:margin-right="0.0701in"/>
    </style:style>
    <style:style style:name="P149" style:parent-style-name="Standard" style:family="paragraph">
      <style:paragraph-properties fo:text-align="justify" fo:margin-right="0.0701in"/>
      <style:text-properties style:font-name="Cambria" style:font-name-complex="Cambria" fo:font-weight="bold" style:font-weight-asian="bold" style:text-underline-type="single" style:text-underline-style="solid" style:text-underline-width="auto" style:text-underline-mode="continuous"/>
    </style:style>
    <style:style style:name="P150" style:parent-style-name="Standard" style:list-style-name="LFO43" style:family="paragraph">
      <style:paragraph-properties fo:widows="0" fo:orphans="0" style:text-autospace="none" fo:text-align="justify" fo:margin-top="0.0694in" fo:margin-bottom="0.0694in">
        <style:tab-stops>
          <style:tab-stop style:type="left" style:position="-1.5in"/>
        </style:tab-stops>
      </style:paragraph-properties>
      <style:text-properties style:font-name="Cambria" style:font-name-complex="Cambria" style:font-weight-complex="bold"/>
    </style:style>
    <style:style style:name="P151" style:parent-style-name="Standard" style:list-style-name="LFO43" style:family="paragraph">
      <style:paragraph-properties fo:line-height="150%" fo:margin-right="0.7687in">
        <style:tab-stops>
          <style:tab-stop style:type="left" style:position="0in"/>
          <style:tab-stop style:type="left" style:position="0.8958in"/>
          <style:tab-stop style:type="left" style:position="1.0486in"/>
        </style:tab-stops>
      </style:paragraph-properties>
      <style:text-properties style:font-name="Cambria" style:font-name-complex="Cambria" fo:color="#000000"/>
    </style:style>
    <style:style style:name="P152" style:parent-style-name="Standard" style:list-style-name="LFO43" style:family="paragraph">
      <style:paragraph-properties fo:line-height="150%" fo:margin-right="0.7687in">
        <style:tab-stops>
          <style:tab-stop style:type="left" style:position="0in"/>
          <style:tab-stop style:type="left" style:position="1.0486in"/>
        </style:tab-stops>
      </style:paragraph-properties>
      <style:text-properties style:font-name="Cambria" style:font-name-complex="Cambria" style:font-weight-complex="bold"/>
    </style:style>
    <style:style style:name="P153" style:parent-style-name="Standard" style:family="paragraph">
      <style:paragraph-properties fo:widows="0" fo:orphans="0" style:text-autospace="none" fo:line-height="150%">
        <style:tab-stops>
          <style:tab-stop style:type="left" style:position="1in"/>
        </style:tab-stops>
      </style:paragraph-properties>
      <style:text-properties style:font-name="Cambria" style:font-name-complex="Cambria" fo:font-weight="bold" style:font-weight-asian="bold" style:text-underline-type="single" style:text-underline-style="solid" style:text-underline-width="auto" style:text-underline-mode="continuous"/>
    </style:style>
    <style:style style:name="P154" style:parent-style-name="Standard" style:list-style-name="LFO44" style:family="paragraph">
      <style:paragraph-properties fo:widows="0" fo:orphans="0" style:text-autospace="none" fo:line-height="150%"/>
      <style:text-properties style:font-name="Cambria" style:font-name-complex="Cambria"/>
    </style:style>
    <style:style style:name="P155" style:parent-style-name="Standard" style:family="paragraph">
      <style:paragraph-properties fo:widows="0" fo:orphans="0" style:text-autospace="none"/>
      <style:text-properties style:font-name="Cambria" style:font-name-complex="Cambria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56" style:parent-style-name="Standard" style:list-style-name="LFO44" style:family="paragraph">
      <style:paragraph-properties fo:widows="0" fo:orphans="0" style:text-autospace="none">
        <style:tab-stops>
          <style:tab-stop style:type="left" style:position="0.625in"/>
        </style:tab-stops>
      </style:paragraph-properties>
      <style:text-properties style:font-name="Cambria" style:font-name-complex="Cambria" fo:color="#000000"/>
    </style:style>
    <style:style style:name="P157" style:parent-style-name="Standard" style:family="paragraph">
      <style:paragraph-properties fo:widows="0" fo:orphans="0" style:text-autospace="none"/>
      <style:text-properties style:font-name="Cambria" style:font-name-complex="Cambria" fo:color="#000000"/>
    </style:style>
    <style:style style:name="P158" style:parent-style-name="Standard" style:family="paragraph">
      <style:paragraph-properties fo:widows="0" fo:orphans="0" style:text-autospace="none"/>
      <style:text-properties style:font-name="Cambria" style:font-name-complex="Cambria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59" style:parent-style-name="Standard" style:family="paragraph">
      <style:paragraph-properties fo:widows="0" fo:orphans="0" style:text-autospace="none"/>
      <style:text-properties style:font-name="Cambria" style:font-name-complex="Cambria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60" style:parent-style-name="Standard" style:family="paragraph">
      <style:paragraph-properties fo:widows="0" fo:orphans="0" style:text-autospace="none"/>
      <style:text-properties style:font-name="Cambria" style:font-name-complex="Cambria" fo:color="#000000"/>
    </style:style>
    <style:style style:name="P161" style:parent-style-name="Standard" style:family="paragraph">
      <style:paragraph-properties fo:widows="0" fo:orphans="0" style:text-autospace="none"/>
      <style:text-properties style:font-name="Cambria" style:font-name-complex="Cambria" fo:color="#000000"/>
    </style:style>
    <style:style style:name="P162" style:parent-style-name="Standard" style:family="paragraph">
      <style:paragraph-properties fo:widows="0" fo:orphans="0" style:text-autospace="none"/>
      <style:text-properties style:font-name="Cambria" style:font-name-complex="Cambria" fo:color="#000000"/>
    </style:style>
    <style:style style:name="P163" style:parent-style-name="Standard" style:family="paragraph">
      <style:paragraph-properties fo:widows="0" fo:orphans="0" style:text-autospace="none"/>
      <style:text-properties style:font-name="Cambria" style:font-name-complex="Cambria" fo:color="#000000"/>
    </style:style>
    <style:style style:name="P164" style:parent-style-name="Standard" style:family="paragraph">
      <style:paragraph-properties fo:widows="0" fo:orphans="0" style:text-autospace="none"/>
      <style:text-properties style:font-name="Cambria" style:font-name-complex="Cambria" fo:color="#000000"/>
    </style:style>
    <style:style style:name="P165" style:parent-style-name="Standard" style:family="paragraph">
      <style:paragraph-properties fo:widows="0" fo:orphans="0" style:text-autospace="none"/>
      <style:text-properties style:font-name="Cambria" style:font-name-complex="Cambria" fo:color="#000000"/>
    </style:style>
    <style:style style:name="P166" style:parent-style-name="Standard" style:family="paragraph">
      <style:paragraph-properties fo:widows="0" fo:orphans="0" style:text-autospace="none"/>
      <style:text-properties style:font-name="Cambria" style:font-name-complex="Cambria" fo:color="#000000"/>
    </style:style>
    <style:style style:name="P167" style:parent-style-name="Standard" style:family="paragraph">
      <style:paragraph-properties fo:widows="0" fo:orphans="0" style:text-autospace="none" fo:margin-left="2in">
        <style:tab-stops/>
      </style:paragraph-properties>
      <style:text-properties style:font-name="Cambria" style:font-name-complex="Cambria" fo:color="#000000"/>
    </style:style>
    <style:style style:name="P168" style:parent-style-name="Standard" style:family="paragraph">
      <style:paragraph-properties fo:widows="0" fo:orphans="0" style:text-autospace="none" fo:margin-left="2in">
        <style:tab-stops/>
      </style:paragraph-properties>
      <style:text-properties style:font-name="Cambria" style:font-name-complex="Cambria" fo:color="#000000"/>
    </style:style>
    <style:style style:name="P169" style:parent-style-name="Standard" style:family="paragraph">
      <style:paragraph-properties fo:widows="0" fo:orphans="0" style:text-autospace="none"/>
      <style:text-properties style:font-name="Cambria" style:font-name-complex="Cambria" fo:color="#000000"/>
    </style:style>
    <style:style style:name="P170" style:parent-style-name="Standard" style:family="paragraph">
      <style:paragraph-properties fo:widows="0" fo:orphans="0" style:text-autospace="none"/>
      <style:text-properties style:font-name="Cambria" style:font-name-complex="Cambria" fo:color="#000000"/>
    </style:style>
    <style:style style:name="P171" style:parent-style-name="Standard" style:family="paragraph">
      <style:paragraph-properties fo:widows="0" fo:orphans="0" style:text-autospace="none"/>
    </style:style>
    <style:style style:name="T172" style:parent-style-name="DefaultParagraphFont" style:family="text">
      <style:text-properties style:font-name="Cambria" style:font-name-complex="Cambria" fo:color="#000000"/>
    </style:style>
    <style:style style:name="T173" style:parent-style-name="DefaultParagraphFont" style:family="text">
      <style:text-properties style:font-name="Cambria" style:font-name-complex="Cambria" fo:font-weight="bold" style:font-weight-asian="bold" style:font-weight-complex="bold" fo:color="#000000"/>
    </style:style>
    <style:style style:name="P174" style:parent-style-name="Standard" style:family="paragraph">
      <style:paragraph-properties fo:widows="0" fo:orphans="0" style:text-autospace="none"/>
    </style:style>
    <style:style style:name="T175" style:parent-style-name="DefaultParagraphFont" style:family="text">
      <style:text-properties style:font-name="Cambria" style:font-name-asian="Cambria" style:font-name-complex="Cambria" style:font-weight-complex="bold" fo:color="#000000"/>
    </style:style>
    <style:style style:name="T176" style:parent-style-name="DefaultParagraphFont" style:family="text">
      <style:text-properties style:font-name="Cambria" style:font-name-asian="Cambria" style:font-name-complex="Cambria" style:font-weight-complex="bold" fo:color="#000000"/>
    </style:style>
    <style:style style:name="T177" style:parent-style-name="DefaultParagraphFont" style:family="text">
      <style:text-properties style:font-name="Cambria" style:font-name-complex="Cambria" style:font-weight-complex="bold" fo:color="#000000"/>
    </style:style>
    <style:style style:name="T178" style:parent-style-name="DefaultParagraphFont" style:family="text">
      <style:text-properties style:font-name="Cambria" style:font-name-complex="Cambria" fo:font-weight="bold" style:font-weight-asian="bold" style:font-weight-complex="bold" fo:color="#000000"/>
    </style:style>
    <style:style style:name="P179" style:parent-style-name="Standard" style:family="paragraph">
      <style:paragraph-properties fo:widows="0" fo:orphans="0" style:text-autospace="none"/>
    </style:style>
    <style:style style:name="T180" style:parent-style-name="DefaultParagraphFont" style:family="text">
      <style:text-properties style:font-name="Cambria" style:font-name-asian="Cambria" style:font-name-complex="Cambria" style:font-weight-complex="bold" fo:color="#000000"/>
    </style:style>
    <style:style style:name="T181" style:parent-style-name="DefaultParagraphFont" style:family="text">
      <style:text-properties style:font-name="Cambria" style:font-name-asian="Cambria" style:font-name-complex="Cambria" style:font-weight-complex="bold" fo:color="#000000"/>
    </style:style>
  </office:automatic-styles>
  <office:body>
    <office:text text:use-soft-page-breaks="true">
      <text:p text:style-name="P1"><?opendocument cursor-position?></text:p>
      <text:p text:style-name="P2">Nazaryab Ali</text:p>
      <text:p text:style-name="P3"><text:span text:style-name="T4">E-mail Id</text:span><text:span text:style-name="T5">:<text:s/></text:span><text:a xlink:href="mailto:-nazaryabaliit2013@gmail.com" office:target-frame-name="_top" xlink:show="replace">-nazaryabaliit2013@gmail.com</text:a></text:p>
      <text:p text:style-name="P6"><text:span text:style-name="T7">Mobile:</text:span><text:span text:style-name="T8"><text:s/>+91-8585951477</text:span></text:p>
      <text:p text:style-name="P9"><text:span text:style-name="T10">Address:</text:span><text:span text:style-name="T11"><text:s/>NTPC Road, Masuree</text:span><text:s/><text:span text:style-name="T12">Ghaziabad, Pin - <text:s/>201015</text:span></text:p>
      <text:p text:style-name="P13"/>
      <text:p text:style-name="P14">Career Objective:-</text:p>
      <text:p text:style-name="P15">I am working for a position in Information Technology industry, which will give me the opportunity to display my technical knowledge and make a meaningful contribution to mission of the organisation.</text:p>
      <text:p text:style-name="P16"><text:span text:style-name="T17">Educational Qualification :-</text:span></text:p>
      <text:p text:style-name="P18"/>
      <text:list text:style-name="LFO38" text:continue-numbering="true">
        <text:list-item>
          <text:p text:style-name="P19"><text:span text:style-name="T20">MCA</text:span><text:span text:style-name="T21"><text:tab/></text:span><text:span text:style-name="T22"><text:tab/></text:span><text:span text:style-name="T23"><text:tab/>:</text:span><text:span text:style-name="T24"><text:s/>In 2013 from M.T.U. (U.P.T.U) Noida, Uttar Pradesh with<text:s/></text:span><text:span text:style-name="T25">64%</text:span><text:span text:style-name="T26"><text:s/>marks.</text:span></text:p>
        </text:list-item>
        <text:list-item>
          <text:p text:style-name="P27"><text:span text:style-name="T28">BCA</text:span><text:span text:style-name="T29"><text:tab/></text:span><text:span text:style-name="T30"><text:tab/></text:span><text:span text:style-name="T31"><text:tab/>:<text:s/></text:span><text:span text:style-name="T32">In 2010 from C.C.S University Meerut, Uttar Pradesh</text:span><text:span text:style-name="T33"><text:s/></text:span><text:span text:style-name="T34">with<text:s/></text:span><text:span text:style-name="T35">63 %</text:span><text:span text:style-name="T36"><text:s/>marks.</text:span></text:p>
        </text:list-item>
        <text:list-item>
          <text:p text:style-name="P37"><text:span text:style-name="T38">Intermediate</text:span><text:span text:style-name="T39"><text:tab/></text:span><text:span text:style-name="T40">: In 2005 U.P.Board</text:span><text:span text:style-name="T41"><text:s/></text:span><text:span text:style-name="T42">with<text:s/></text:span><text:span text:style-name="T43">60 %</text:span><text:span text:style-name="T44"><text:s/>marks.</text:span><text:span text:style-name="T45"><text:s/></text:span><text:span text:style-name="T46"><text:s/></text:span></text:p>
        </text:list-item>
        <text:list-item>
          <text:p text:style-name="P47"><text:span text:style-name="T48">High school</text:span><text:span text:style-name="T49"><text:tab/></text:span><text:span text:style-name="T50"><text:tab/></text:span><text:span text:style-name="T51">: In 2003 U.P.Board</text:span><text:span text:style-name="T52"><text:s/></text:span><text:span text:style-name="T53">With<text:s/></text:span><text:span text:style-name="T54">49%</text:span><text:span text:style-name="T55"><text:s/>marks. <text:s/></text:span></text:p>
        </text:list-item>
      </text:list>
      <text:p text:style-name="P56">Technical Skills :-</text:p>
      <text:p text:style-name="P57"/>
      <text:list text:style-name="LFO38" text:continue-numbering="true">
        <text:list-item>
          <text:p text:style-name="P58"><text:span text:style-name="T59">Language</text:span><text:span text:style-name="T60"><text:tab/></text:span><text:span text:style-name="T61"><text:tab/></text:span><text:span text:style-name="T62">:</text:span><text:span text:style-name="T63"><text:s text:c="2"/>Core PHP, JQuery, java script, Sql</text:span></text:p>
        </text:list-item>
        <text:list-item>
          <text:p text:style-name="P64"><text:span text:style-name="T65">Front-End tool</text:span><text:span text:style-name="T66"><text:tab/>: <text:s/></text:span><text:span text:style-name="T67">Sublime Text, Notepad++</text:span></text:p>
        </text:list-item>
        <text:list-item>
          <text:p text:style-name="P68"><text:span text:style-name="T69">Framework</text:span><text:span text:style-name="T70"><text:tab/></text:span><text:span text:style-name="T71"><text:tab/>: <text:s text:c="2"/>Laravel 5.6<text:s/></text:span></text:p>
        </text:list-item>
        <text:list-item>
          <text:p text:style-name="P72"><text:span text:style-name="T73">Concepts</text:span><text:span text:style-name="T74"><text:tab/></text:span><text:span text:style-name="T75"><text:tab/>: <text:s/></text:span><text:span text:style-name="T76">RDBMS, Operating System, Software Engineering,</text:span></text:p>
        </text:list-item>
        <text:list-item>
          <text:p text:style-name="P77"><text:span text:style-name="T78">Operating System</text:span><text:span text:style-name="T79"><text:tab/>:</text:span><text:span text:style-name="T80"><text:s text:c="2"/>Linux</text:span><text:span text:style-name="T81">, Window<text:s/></text:span></text:p>
        </text:list-item>
      </text:list>
      <text:p text:style-name="P82">Experience:- <text:s/></text:p>
      <text:p text:style-name="P83"/>
      <text:list text:style-name="LFO39" text:continue-numbering="true">
        <text:list-item>
          <text:p text:style-name="P84"><text:span text:style-name="T85">Retention nine Tech</text:span><text:span text:style-name="T86"><text:s/>(</text:span><text:span text:style-name="T87">12 January 2015 to 30 March 2018</text:span><text:span text:style-name="T88">)<text:s/></text:span></text:p>
        </text:list-item>
      </text:list>
      <text:list text:style-name="LFO40" text:continue-numbering="true">
        <text:list-item>
          <text:p text:style-name="P89"><text:span text:style-name="T90">Project:</text:span><text:span text:style-name="T91"><text:s/>Beta out</text:span></text:p>
        </text:list-item>
        <text:list-item>
          <text:p text:style-name="P92"><text:span text:style-name="T93">Project description <text:s/></text:span><text:span text:style-name="T94">Now it is Blue Core. This is a web Based E-Commerce Application.</text:span></text:p>
        </text:list-item>
      </text:list>
      <text:p text:style-name="P95"><text:span text:style-name="T96">This provide the functiolity manage users in</text:span><text:span text:style-name="T97"><text:s text:c="2"/></text:span><text:span text:style-name="T98">E-Commerce Application.</text:span></text:p>
      <text:list text:style-name="LFO40" text:continue-numbering="true">
        <text:list-item>
          <text:p text:style-name="P99"><text:span text:style-name="T100">Project:</text:span><text:span text:style-name="T101"><text:s/>Goqii</text:span></text:p>
        </text:list-item>
        <text:list-item>
          <text:p text:style-name="P102"><text:span text:style-name="T103">Project des</text:span><text:span text:style-name="T104">cription<text:s/></text:span><text:span text:style-name="T105">This is a client of Betaout.A web based <text:s/>Health related Application.</text:span></text:p>
        </text:list-item>
      </text:list>
      <text:p text:style-name="P106"><text:s text:c="20"/>This provide the watch band to measure the quality of food and count foot and calculate the</text:p>
      <text:p text:style-name="P107"><text:span text:style-name="T108"><text:s text:c="20"/>Waste energy during running period’s.</text:span></text:p>
      <text:p text:style-name="P109"/>
      <text:list text:style-name="LFO39" text:continue-numbering="true">
        <text:list-item>
          <text:p text:style-name="P110"><text:span text:style-name="T111">Silver<text:s/></text:span><text:span text:style-name="T112">Touch Technologies Pvt. Ltd.</text:span><text:span text:style-name="T113"><text:s/>(</text:span><text:span text:style-name="T114">11 April 2018 To Till Now</text:span><text:span text:style-name="T115">)<text:s/></text:span></text:p>
        </text:list-item>
      </text:list>
      <text:list text:style-name="LFO40" text:continue-numbering="true">
        <text:list-item>
          <text:p text:style-name="P116"><text:span text:style-name="T117">Project:</text:span><text:span text:style-name="T118"><text:s/></text:span><text:span text:style-name="T119">Cvigil Dashboard</text:span></text:p>
        </text:list-item>
        <text:list-item>
          <text:p text:style-name="P120"><text:span text:style-name="T121">Project description<text:s/></text:span>This is a Web Based Application To Show the All Complaints</text:p>
        </text:list-item>
      </text:list>
      <text:p text:style-name="P122"><text:s text:c="6"/>During The Election Period.<text:s/></text:p>
      <text:list text:style-name="LFO40" text:continue-numbering="true">
        <text:list-item>
          <text:p text:style-name="P123"><text:span text:style-name="T124">Project:</text:span><text:span text:style-name="T125"><text:s/></text:span><text:span text:style-name="T126">Polling Booth</text:span></text:p>
        </text:list-item>
        <text:list-item>
          <text:p text:style-name="P127"><text:span text:style-name="T128">Project description<text:s/></text:span>This is Web<text:s/>Based Application Manage the All Polling Booth.</text:p>
        </text:list-item>
        <text:list-item>
          <text:p text:style-name="P129"><text:span text:style-name="T130">Project:</text:span><text:span text:style-name="T131"><text:s/></text:span><text:span text:style-name="T132">Affidavit<text:s/></text:span></text:p>
        </text:list-item>
      </text:list>
      <text:list text:style-name="LFO41" text:continue-numbering="true">
        <text:list-item>
          <text:p text:style-name="P133"><text:span text:style-name="T134">Project description<text:s/></text:span>This Project is the part of Suvidha Application. Display the <text:s/></text:p>
        </text:list-item>
      </text:list>
      <text:p text:style-name="P135"><text:s text:c="37"/>Candidate <text:s/>Nomination Affidavit And other Information.<text:s/></text:p>
      <text:p text:style-name="P136"><text:span text:style-name="T137">Training/ Wo</text:span><text:span text:style-name="T138">rkshop</text:span><text:span text:style-name="T139">:-</text:span></text:p>
      <text:list text:style-name="LFO42" text:continue-numbering="true">
        <text:list-item>
          <text:p text:style-name="P140"><text:span text:style-name="T141">C# Programming Language</text:span><text:span text:style-name="T142"><text:s/></text:span><text:span text:style-name="T143">(Certified).</text:span></text:p>
        </text:list-item>
      </text:list>
      <text:p text:style-name="P144">Swarm Info soft Pvt. Ltd.(ISO 9001:2008), NOIDA .</text:p>
      <text:list text:style-name="LFO42" text:continue-numbering="true">
        <text:list-item>
          <text:p text:style-name="P145"><text:span text:style-name="T146">C,C++,Data Structure by Hewlett-Packard Educational Services(Certified)</text:span></text:p>
        </text:list-item>
      </text:list>
      <text:p text:style-name="P147">Bharat Institute of Technology, Meerut, January 2012</text:p>
      <text:p text:style-name="P148"/>
      <text:p text:style-name="P149">Strength:-</text:p>
      <text:list text:style-name="LFO43" text:continue-numbering="true">
        <text:list-item>
          <text:p text:style-name="P150">Adaptable in Nature and<text:s/>Positive Attitude.</text:p>
        </text:list-item>
        <text:list-item>
          <text:p text:style-name="P151">I Learn Through My mistake.</text:p>
        </text:list-item>
        <text:list-item>
          <text:p text:style-name="P152">Good communication, organizational and team work skills.</text:p>
        </text:list-item>
      </text:list>
      <text:p text:style-name="P153">Weakness:-</text:p>
      <text:list text:style-name="LFO44" text:continue-numbering="true">
        <text:list-item>
          <text:p text:style-name="P154">I am bit lazy in those works which I am not interesting.</text:p>
        </text:list-item>
      </text:list>
      <text:p text:style-name="P155">Hobbies:-</text:p>
      <text:list text:style-name="LFO44" text:continue-numbering="true">
        <text:list-item>
          <text:p text:style-name="P156">Shayri, Cooking, Help Needy People.</text:p>
        </text:list-item>
      </text:list>
      <text:p text:style-name="P157"/>
      <text:p text:style-name="P158">Personal Details:-</text:p>
      <text:p text:style-name="P159"/>
      <text:p text:style-name="P160">Date of Birth<text:tab/><text:tab/><text:tab/>: <text:s text:c="4"/>25 December 1987</text:p>
      <text:p text:style-name="P161">Marital Status<text:tab/><text:tab/><text:tab/>: <text:s text:c="4"/>Married</text:p>
      <text:p text:style-name="P162">Gender<text:tab/><text:tab/><text:tab/>: <text:s text:c="4"/>Male</text:p>
      <text:p text:style-name="P163">Nationality<text:tab/><text:tab/><text:tab/>: <text:s text:c="4"/>Indian</text:p>
      <text:p text:style-name="P164">Language Spoken<text:tab/><text:tab/>: <text:s text:c="4"/>Hindi, English, Urdu</text:p>
      <text:p text:style-name="P165">Father’s Name<text:tab/><text:tab/>: <text:s text:c="4"/>Mr. Arif Urf Babu</text:p>
      <text:p text:style-name="P166">Permanent Address<text:tab/><text:tab/>: <text:s text:c="3"/>Village+Post - Laliyana, Tehsil – Mawana,</text:p>
      <text:p text:style-name="P167"><text:s text:c="5"/>Dist.- Meerut, Pin Code – 250104</text:p>
      <text:p text:style-name="P168"><text:s text:c="5"/>Uttar Pradesh,(INDIA)</text:p>
      <text:p text:style-name="P169"/>
      <text:p text:style-name="P170"/>
      <text:p text:style-name="P171"><text:span text:style-name="T172">Date:-</text:span><text:span text:style-name="T173"><text:s text:c="136"/></text:span></text:p>
      <text:p text:style-name="P174"><text:span text:style-name="T175"><text:s text:c="256"/></text:span><text:span text:style-name="T176"><text:s text:c="84"/></text:span><text:span text:style-name="T177">Place:- <text:s text:c="149"/></text:span><text:span text:style-name="T178">(Sign.) <text:s text:c="3"/></text:span></text:p>
      <text:p text:style-name="P179"><text:span text:style-name="T180"><text:s text:c="3"/></text:span><text:span text:style-name="T181"><text:s text:c="143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PlainText" style:display-name="Plain Text" style:family="paragraph" style:parent-style-name="Standard">
      <style:text-properties style:font-name="Courier New" style:font-name-complex="Courier New" fo:font-size="10pt" style:font-size-asian="10pt" style:font-size-complex="10pt" fo:hyphenate="false"/>
    </style:style>
    <style:style style:name="NoSpacing" style:display-name="No Spacing" style:family="paragraph" style:parent-style-name="Standard">
      <style:text-properties style:font-name="Cambria" style:font-name-complex="Cambria" fo:font-size="11pt" style:font-size-asian="11pt" style:font-size-complex="11pt" fo:hyphenate="false"/>
    </style:style>
    <style:style style:name="WW8Num1z0" style:display-name="WW8Num1z0" style:family="text">
      <style:text-properties style:font-name="Symbol" style:font-name-complex="Symbol"/>
    </style:style>
    <style:style style:name="WW8Num2z0" style:display-name="WW8Num2z0" style:family="text">
      <style:text-properties style:font-name="Symbol" style:font-name-complex="Symbol"/>
    </style:style>
    <style:style style:name="WW8Num3z0" style:display-name="WW8Num3z0" style:family="text">
      <style:text-properties style:font-name="Wingdings" style:font-name-complex="Wingdings"/>
    </style:style>
    <style:style style:name="WW8Num3z1" style:display-name="WW8Num3z1" style:family="text">
      <style:text-properties style:font-name="Courier New" style:font-name-complex="Courier New"/>
    </style:style>
    <style:style style:name="WW8Num3z3" style:display-name="WW8Num3z3" style:family="text">
      <style:text-properties style:font-name="Symbol" style:font-name-complex="Symbol"/>
    </style:style>
    <style:style style:name="WW8Num4z0" style:display-name="WW8Num4z0" style:family="text">
      <style:text-properties style:font-name="Symbol" style:font-name-complex="Symbol" fo:color="#000000"/>
    </style:style>
    <style:style style:name="WW8Num4z1" style:display-name="WW8Num4z1" style:family="text">
      <style:text-properties style:font-name="Courier New" style:font-name-complex="Courier New"/>
    </style:style>
    <style:style style:name="WW8Num4z2" style:display-name="WW8Num4z2" style:family="text">
      <style:text-properties style:font-name="Wingdings" style:font-name-complex="Wingdings"/>
    </style:style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>
      <style:text-properties style:font-name="Symbol" style:font-name-complex="Symbol"/>
    </style:style>
    <style:style style:name="WW8Num6z1" style:display-name="WW8Num6z1" style:family="text">
      <style:text-properties style:font-name="Courier New" style:font-name-complex="Courier New"/>
    </style:style>
    <style:style style:name="WW8Num6z2" style:display-name="WW8Num6z2" style:family="text">
      <style:text-properties style:font-name="Wingdings" style:font-name-complex="Wingdings"/>
    </style:style>
    <style:style style:name="WW8Num7z0" style:display-name="WW8Num7z0" style:family="text">
      <style:text-properties style:font-name="Symbol" style:font-name-complex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WW8Num8z0" style:display-name="WW8Num8z0" style:family="text">
      <style:text-properties style:font-name="Wingdings" style:font-name-complex="Wingdings"/>
    </style:style>
    <style:style style:name="WW8Num9z0" style:display-name="WW8Num9z0" style:family="text"/>
    <style:style style:name="WW8Num9z1" style:display-name="WW8Num9z1" style:family="text"/>
    <style:style style:name="WW8Num9z2" style:display-name="WW8Num9z2" style:family="text"/>
    <style:style style:name="WW8Num9z3" style:display-name="WW8Num9z3" style:family="text"/>
    <style:style style:name="WW8Num9z4" style:display-name="WW8Num9z4" style:family="text"/>
    <style:style style:name="WW8Num9z5" style:display-name="WW8Num9z5" style:family="text"/>
    <style:style style:name="WW8Num9z6" style:display-name="WW8Num9z6" style:family="text"/>
    <style:style style:name="WW8Num9z7" style:display-name="WW8Num9z7" style:family="text"/>
    <style:style style:name="WW8Num9z8" style:display-name="WW8Num9z8" style:family="text"/>
    <style:style style:name="WW8Num10z0" style:display-name="WW8Num10z0" style:family="text"/>
    <style:style style:name="WW8Num10z1" style:display-name="WW8Num10z1" style:family="text"/>
    <style:style style:name="WW8Num10z2" style:display-name="WW8Num10z2" style:family="text"/>
    <style:style style:name="WW8Num10z3" style:display-name="WW8Num10z3" style:family="text"/>
    <style:style style:name="WW8Num10z4" style:display-name="WW8Num10z4" style:family="text"/>
    <style:style style:name="WW8Num10z5" style:display-name="WW8Num10z5" style:family="text"/>
    <style:style style:name="WW8Num10z6" style:display-name="WW8Num10z6" style:family="text"/>
    <style:style style:name="WW8Num10z7" style:display-name="WW8Num10z7" style:family="text"/>
    <style:style style:name="WW8Num10z8" style:display-name="WW8Num10z8" style:family="text"/>
    <style:style style:name="WW8Num11z0" style:display-name="WW8Num11z0" style:family="text">
      <style:text-properties style:font-name="Times New Roman" style:font-name-complex="Times New Roman"/>
    </style:style>
    <style:style style:name="WW8Num12z0" style:display-name="WW8Num12z0" style:family="text">
      <style:text-properties style:font-name="Times New Roman" style:font-name-complex="Times New Roman"/>
    </style:style>
    <style:style style:name="WW8Num13z0" style:display-name="WW8Num13z0" style:family="text">
      <style:text-properties style:font-name="Symbol" style:font-name-complex="Symbol"/>
    </style:style>
    <style:style style:name="WW8Num13z1" style:display-name="WW8Num13z1" style:family="text">
      <style:text-properties style:font-name="Courier New" style:font-name-complex="Courier New"/>
    </style:style>
    <style:style style:name="WW8Num13z2" style:display-name="WW8Num13z2" style:family="text">
      <style:text-properties style:font-name="Wingdings" style:font-name-complex="Wingdings"/>
    </style:style>
    <style:style style:name="WW8Num14z0" style:display-name="WW8Num14z0" style:family="text">
      <style:text-properties style:font-name="Symbol" style:font-name-complex="Symbol"/>
    </style:style>
    <style:style style:name="WW8Num14z1" style:display-name="WW8Num14z1" style:family="text">
      <style:text-properties style:font-name="Courier New" style:font-name-complex="Courier New"/>
    </style:style>
    <style:style style:name="WW8Num14z2" style:display-name="WW8Num14z2" style:family="text">
      <style:text-properties style:font-name="Wingdings" style:font-name-complex="Wingdings"/>
    </style:style>
    <style:style style:name="WW8Num15z0" style:display-name="WW8Num15z0" style:family="text">
      <style:text-properties style:font-name="Wingdings" style:font-name-complex="Wingdings"/>
    </style:style>
    <style:style style:name="WW8Num15z1" style:display-name="WW8Num15z1" style:family="text">
      <style:text-properties style:font-name="Courier New" style:font-name-complex="Courier New"/>
    </style:style>
    <style:style style:name="WW8Num15z3" style:display-name="WW8Num15z3" style:family="text">
      <style:text-properties style:font-name="Symbol" style:font-name-complex="Symbol"/>
    </style:style>
    <style:style style:name="WW8Num16z0" style:display-name="WW8Num16z0" style:family="text">
      <style:text-properties style:font-name="Symbol" style:font-name-complex="Symbol"/>
    </style:style>
    <style:style style:name="WW8Num16z1" style:display-name="WW8Num16z1" style:family="text">
      <style:text-properties style:font-name="Courier New" style:font-name-complex="Courier New"/>
    </style:style>
    <style:style style:name="WW8Num16z2" style:display-name="WW8Num16z2" style:family="text">
      <style:text-properties style:font-name="Wingdings" style:font-name-complex="Wingdings"/>
    </style:style>
    <style:style style:name="WW8Num17z0" style:display-name="WW8Num17z0" style:family="text">
      <style:text-properties style:font-name="Symbol" style:font-name-complex="Symbol"/>
    </style:style>
    <style:style style:name="WW8Num17z1" style:display-name="WW8Num17z1" style:family="text">
      <style:text-properties style:font-name="Courier New" style:font-name-complex="Courier New"/>
    </style:style>
    <style:style style:name="WW8Num17z2" style:display-name="WW8Num17z2" style:family="text">
      <style:text-properties style:font-name="Wingdings" style:font-name-complex="Wingdings"/>
    </style:style>
    <style:style style:name="WW8Num18z0" style:display-name="WW8Num18z0" style:family="text">
      <style:text-properties style:font-name="Symbol" style:font-name-complex="Symbol" fo:color="#000000"/>
    </style:style>
    <style:style style:name="WW8Num18z1" style:display-name="WW8Num18z1" style:family="text">
      <style:text-properties style:font-name="Courier New" style:font-name-complex="Courier New"/>
    </style:style>
    <style:style style:name="WW8Num18z2" style:display-name="WW8Num18z2" style:family="text">
      <style:text-properties style:font-name="Wingdings" style:font-name-complex="Wingdings"/>
    </style:style>
    <style:style style:name="WW8Num19z0" style:display-name="WW8Num19z0" style:family="text">
      <style:text-properties style:font-name="Symbol" style:font-name-complex="Symbol"/>
    </style:style>
    <style:style style:name="WW8Num19z1" style:display-name="WW8Num19z1" style:family="text">
      <style:text-properties style:font-name="Courier New" style:font-name-complex="Courier New"/>
    </style:style>
    <style:style style:name="WW8Num19z2" style:display-name="WW8Num19z2" style:family="text">
      <style:text-properties style:font-name="Wingdings" style:font-name-complex="Wingdings"/>
    </style:style>
    <style:style style:name="WW8Num20z0" style:display-name="WW8Num20z0" style:family="text">
      <style:text-properties style:font-name="Symbol" style:font-name-complex="Symbol"/>
    </style:style>
    <style:style style:name="WW8Num20z1" style:display-name="WW8Num20z1" style:family="text">
      <style:text-properties style:font-name="Courier New" style:font-name-complex="Courier New"/>
    </style:style>
    <style:style style:name="WW8Num20z2" style:display-name="WW8Num20z2" style:family="text">
      <style:text-properties style:font-name="Wingdings" style:font-name-complex="Wingdings"/>
    </style:style>
    <style:style style:name="WW8Num21z0" style:display-name="WW8Num21z0" style:family="text"/>
    <style:style style:name="WW8Num21z1" style:display-name="WW8Num21z1" style:family="text"/>
    <style:style style:name="WW8Num21z2" style:display-name="WW8Num21z2" style:family="text"/>
    <style:style style:name="WW8Num21z3" style:display-name="WW8Num21z3" style:family="text"/>
    <style:style style:name="WW8Num21z4" style:display-name="WW8Num21z4" style:family="text"/>
    <style:style style:name="WW8Num21z5" style:display-name="WW8Num21z5" style:family="text"/>
    <style:style style:name="WW8Num21z6" style:display-name="WW8Num21z6" style:family="text"/>
    <style:style style:name="WW8Num21z7" style:display-name="WW8Num21z7" style:family="text"/>
    <style:style style:name="WW8Num21z8" style:display-name="WW8Num21z8" style:family="text"/>
    <style:style style:name="WW8Num22z0" style:display-name="WW8Num22z0" style:family="text">
      <style:text-properties style:font-name="Symbol" style:font-name-complex="Symbol"/>
    </style:style>
    <style:style style:name="WW8Num22z1" style:display-name="WW8Num22z1" style:family="text">
      <style:text-properties style:font-name="Courier New" style:font-name-complex="Courier New"/>
    </style:style>
    <style:style style:name="WW8Num22z2" style:display-name="WW8Num22z2" style:family="text">
      <style:text-properties style:font-name="Wingdings" style:font-name-complex="Wingdings"/>
    </style:style>
    <style:style style:name="WW8Num23z0" style:display-name="WW8Num23z0" style:family="text">
      <style:text-properties style:font-name="Times New Roman" style:font-name-complex="Times New Roman"/>
    </style:style>
    <style:style style:name="WW8Num24z0" style:display-name="WW8Num24z0" style:family="text">
      <style:text-properties style:font-name="Symbol" style:font-name-complex="Symbol"/>
    </style:style>
    <style:style style:name="WW8Num24z1" style:display-name="WW8Num24z1" style:family="text">
      <style:text-properties style:font-name="Courier New" style:font-name-complex="Courier New"/>
    </style:style>
    <style:style style:name="WW8Num24z2" style:display-name="WW8Num24z2" style:family="text">
      <style:text-properties style:font-name="Wingdings" style:font-name-complex="Wingdings"/>
    </style:style>
    <style:style style:name="WW8Num25z0" style:display-name="WW8Num25z0" style:family="text">
      <style:text-properties style:font-name="Symbol" style:font-name-complex="Symbol"/>
    </style:style>
    <style:style style:name="WW8Num25z1" style:display-name="WW8Num25z1" style:family="text">
      <style:text-properties style:font-name="Courier New" style:font-name-complex="Courier New"/>
    </style:style>
    <style:style style:name="WW8Num25z2" style:display-name="WW8Num25z2" style:family="text">
      <style:text-properties style:font-name="Wingdings" style:font-name-complex="Wingdings"/>
    </style:style>
    <style:style style:name="WW8Num26z0" style:display-name="WW8Num26z0" style:family="text">
      <style:text-properties style:font-name="Wingdings" style:font-name-complex="Wingdings"/>
    </style:style>
    <style:style style:name="WW8Num26z1" style:display-name="WW8Num26z1" style:family="text">
      <style:text-properties style:font-name="Courier New" style:font-name-complex="Courier New"/>
    </style:style>
    <style:style style:name="WW8Num26z3" style:display-name="WW8Num26z3" style:family="text">
      <style:text-properties style:font-name="Symbol" style:font-name-complex="Symbol"/>
    </style:style>
    <style:style style:name="WW8Num27z0" style:display-name="WW8Num27z0" style:family="text">
      <style:text-properties style:font-name="Symbol" style:font-name-complex="Symbol" fo:color="#000000"/>
    </style:style>
    <style:style style:name="WW8Num27z1" style:display-name="WW8Num27z1" style:family="text">
      <style:text-properties style:font-name="Courier New" style:font-name-complex="Courier New"/>
    </style:style>
    <style:style style:name="WW8Num27z2" style:display-name="WW8Num27z2" style:family="text">
      <style:text-properties style:font-name="Wingdings" style:font-name-complex="Wingdings"/>
    </style:style>
    <style:style style:name="WW8Num28z0" style:display-name="WW8Num28z0" style:family="text">
      <style:text-properties style:font-name="Symbol" style:font-name-complex="Symbol"/>
    </style:style>
    <style:style style:name="WW8Num28z1" style:display-name="WW8Num28z1" style:family="text">
      <style:text-properties style:font-name="Courier New" style:font-name-complex="Courier New"/>
    </style:style>
    <style:style style:name="WW8Num28z2" style:display-name="WW8Num28z2" style:family="text">
      <style:text-properties style:font-name="Wingdings" style:font-name-complex="Wingdings"/>
    </style:style>
    <style:style style:name="WW8Num29z0" style:display-name="WW8Num29z0" style:family="text">
      <style:text-properties style:font-name="Symbol" style:font-name-complex="Symbol"/>
    </style:style>
    <style:style style:name="WW8Num29z1" style:display-name="WW8Num29z1" style:family="text">
      <style:text-properties style:font-name="Courier New" style:font-name-complex="Courier New"/>
    </style:style>
    <style:style style:name="WW8Num29z2" style:display-name="WW8Num29z2" style:family="text">
      <style:text-properties style:font-name="Wingdings" style:font-name-complex="Wingdings"/>
    </style:style>
    <style:style style:name="WW8Num30z0" style:display-name="WW8Num30z0" style:family="text">
      <style:text-properties style:font-name="Symbol" style:font-name-complex="Symbol"/>
    </style:style>
    <style:style style:name="WW8Num30z1" style:display-name="WW8Num30z1" style:family="text">
      <style:text-properties style:font-name="Courier New" style:font-name-complex="Courier New"/>
    </style:style>
    <style:style style:name="WW8Num30z2" style:display-name="WW8Num30z2" style:family="text">
      <style:text-properties style:font-name="Wingdings" style:font-name-complex="Wingdings"/>
    </style:style>
    <style:style style:name="WW8Num31z0" style:display-name="WW8Num31z0" style:family="text">
      <style:text-properties style:font-name="Times New Roman" style:font-name-complex="Times New Roman"/>
    </style:style>
    <style:style style:name="WW8Num32z0" style:display-name="WW8Num32z0" style:family="text">
      <style:text-properties style:font-name="Symbol" style:font-name-complex="Symbol"/>
    </style:style>
    <style:style style:name="WW8Num32z1" style:display-name="WW8Num32z1" style:family="text">
      <style:text-properties style:font-name="Courier New" style:font-name-complex="Courier New"/>
    </style:style>
    <style:style style:name="WW8Num32z2" style:display-name="WW8Num32z2" style:family="text">
      <style:text-properties style:font-name="Wingdings" style:font-name-complex="Wingdings"/>
    </style:style>
    <style:style style:name="WW8Num33z0" style:display-name="WW8Num33z0" style:family="text">
      <style:text-properties style:font-name="Symbol" style:font-name-complex="Symbol"/>
    </style:style>
    <style:style style:name="WW8Num33z1" style:display-name="WW8Num33z1" style:family="text">
      <style:text-properties style:font-name="Courier New" style:font-name-complex="Courier New"/>
    </style:style>
    <style:style style:name="WW8Num33z2" style:display-name="WW8Num33z2" style:family="text">
      <style:text-properties style:font-name="Wingdings" style:font-name-complex="Wingdings"/>
    </style:style>
    <style:style style:name="WW8Num34z0" style:display-name="WW8Num34z0" style:family="text"/>
    <style:style style:name="WW8Num34z1" style:display-name="WW8Num34z1" style:family="text"/>
    <style:style style:name="WW8Num34z2" style:display-name="WW8Num34z2" style:family="text"/>
    <style:style style:name="WW8Num34z3" style:display-name="WW8Num34z3" style:family="text"/>
    <style:style style:name="WW8Num34z4" style:display-name="WW8Num34z4" style:family="text"/>
    <style:style style:name="WW8Num34z5" style:display-name="WW8Num34z5" style:family="text"/>
    <style:style style:name="WW8Num34z6" style:display-name="WW8Num34z6" style:family="text"/>
    <style:style style:name="WW8Num34z7" style:display-name="WW8Num34z7" style:family="text"/>
    <style:style style:name="WW8Num34z8" style:display-name="WW8Num34z8" style:family="text"/>
    <style:style style:name="WW8Num35z0" style:display-name="WW8Num35z0" style:family="text">
      <style:text-properties style:font-name="Wingdings" style:font-name-complex="Wingdings"/>
    </style:style>
    <style:style style:name="WW8Num35z1" style:display-name="WW8Num35z1" style:family="text">
      <style:text-properties style:font-name="Courier New" style:font-name-complex="Courier New"/>
    </style:style>
    <style:style style:name="WW8Num35z3" style:display-name="WW8Num35z3" style:family="text">
      <style:text-properties style:font-name="Symbol" style:font-name-complex="Symbol"/>
    </style:style>
    <style:style style:name="WW8Num36z0" style:display-name="WW8Num36z0" style:family="text">
      <style:text-properties fo:font-weight="bold" style:font-weight-asian="bold"/>
    </style:style>
    <style:style style:name="WW8Num36z1" style:display-name="WW8Num36z1" style:family="text"/>
    <style:style style:name="WW8Num36z2" style:display-name="WW8Num36z2" style:family="text"/>
    <style:style style:name="WW8Num36z3" style:display-name="WW8Num36z3" style:family="text"/>
    <style:style style:name="WW8Num36z4" style:display-name="WW8Num36z4" style:family="text"/>
    <style:style style:name="WW8Num36z5" style:display-name="WW8Num36z5" style:family="text"/>
    <style:style style:name="WW8Num36z6" style:display-name="WW8Num36z6" style:family="text"/>
    <style:style style:name="WW8Num36z7" style:display-name="WW8Num36z7" style:family="text"/>
    <style:style style:name="WW8Num36z8" style:display-name="WW8Num36z8" style:family="text"/>
    <style:style style:name="WW8Num37z0" style:display-name="WW8Num37z0" style:family="text">
      <style:text-properties style:font-name="Symbol" style:font-name-complex="Symbol"/>
    </style:style>
    <style:style style:name="WW8Num37z1" style:display-name="WW8Num37z1" style:family="text">
      <style:text-properties style:font-name="Courier New" style:font-name-complex="Courier New"/>
    </style:style>
    <style:style style:name="WW8Num37z2" style:display-name="WW8Num37z2" style:family="text">
      <style:text-properties style:font-name="Wingdings" style:font-name-complex="Wingdings"/>
    </style:style>
    <style:style style:name="WW8NumSt2z0" style:display-name="WW8NumSt2z0" style:family="text">
      <style:text-properties style:font-name="Times New Roman" style:font-name-complex="Times New Roman"/>
    </style:style>
    <style:style style:name="WW8NumSt4z0" style:display-name="WW8NumSt4z0" style:family="text">
      <style:text-properties style:font-name="Times New Roman" style:font-name-complex="Times New Roman"/>
    </style:style>
    <style:style style:name="WW8NumSt5z0" style:display-name="WW8NumSt5z0" style:family="text">
      <style:text-properties style:font-name="Times New Roman" style:font-name-complex="Times New Roman"/>
    </style:style>
    <style:style style:name="WW8NumSt7z0" style:display-name="WW8NumSt7z0" style:family="text">
      <style:text-properties style:font-name="Times New Roman" style:font-name-complex="Times New Roman"/>
    </style:style>
    <style:style style:name="WW8NumSt8z0" style:display-name="WW8NumSt8z0" style:family="text">
      <style:text-properties style:font-name="Times New Roman" style:font-name-complex="Times New Roman"/>
    </style:style>
    <style:style style:name="WW8NumSt9z0" style:display-name="WW8NumSt9z0" style:family="text">
      <style:text-properties style:font-name="Times New Roman" style:font-name-complex="Times New Roman"/>
    </style:style>
    <style:style style:name="WW8NumSt11z0" style:display-name="WW8NumSt11z0" style:family="text">
      <style:text-properties style:font-name="Times New Roman" style:font-name-complex="Times New Roman"/>
    </style:style>
    <style:style style:name="WW8NumSt12z0" style:display-name="WW8NumSt12z0" style:family="text">
      <style:text-properties style:font-name="Times New Roman" style:font-name-complex="Times New Roman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lainTextChar" style:display-name="Plain Text Char" style:family="text">
      <style:text-properties style:font-name="Courier New" style:font-name-complex="Courier New"/>
    </style:style>
    <style:style style:name="WW_CharLFO1LVL1" style:family="text">
      <style:text-properties style:font-name="Symbol" style:font-name-complex="Symbol"/>
    </style:style>
    <text:list-style style:name="WW8Num1" style:display-name="WW8Num1">
      <text:list-level-style-bullet text:level="1" text:style-name="WW_CharLFO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LVL1" style:family="text">
      <style:text-properties style:font-name="Symbol" style:font-name-complex="Symbol"/>
    </style:style>
    <text:list-style style:name="WW8Num2" style:display-name="WW8Num2">
      <text:list-level-style-bullet text:level="1" text:style-name="WW_CharLFO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LVL1" style:family="text">
      <style:text-properties style:font-name="Wingdings" style:font-name-complex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">
        <style:list-level-properties/>
        <style:text-properties style:font-name="Wingdings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color="#000000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 fo:color="#000000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 fo:color="#000000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">
        <style:list-level-properties/>
        <style:text-properties style:font-name="Symbol"/>
      </text:list-level-style-bullet>
      <text:list-level-style-bullet text:level="2" text:style-name="WW_CharLFO4LVL2" text:bullet-char="o">
        <style:list-level-properties/>
        <style:text-properties style:font-name="Courier New"/>
      </text:list-level-style-bullet>
      <text:list-level-style-bullet text:level="3" text:style-name="WW_CharLFO4LVL3" text:bullet-char="">
        <style:list-level-properties/>
        <style:text-properties style:font-name="Wingdings"/>
      </text:list-level-style-bullet>
      <text:list-level-style-bullet text:level="4" text:style-name="WW_CharLFO4LVL4" text:bullet-char="">
        <style:list-level-properties/>
        <style:text-properties style:font-name="Symbol"/>
      </text:list-level-style-bullet>
      <text:list-level-style-bullet text:level="5" text:style-name="WW_CharLFO4LVL5" text:bullet-char="o">
        <style:list-level-properties/>
        <style:text-properties style:font-name="Courier New"/>
      </text:list-level-style-bullet>
      <text:list-level-style-bullet text:level="6" text:style-name="WW_CharLFO4LVL6" text:bullet-char="">
        <style:list-level-properties/>
        <style:text-properties style:font-name="Wingdings"/>
      </text:list-level-style-bullet>
      <text:list-level-style-bullet text:level="7" text:style-name="WW_CharLFO4LVL7" text:bullet-char="">
        <style:list-level-properties/>
        <style:text-properties style:font-name="Symbol"/>
      </text:list-level-style-bullet>
      <text:list-level-style-bullet text:level="8" text:style-name="WW_CharLFO4LVL8" text:bullet-char="o">
        <style:list-level-properties/>
        <style:text-properties style:font-name="Courier New"/>
      </text:list-level-style-bullet>
      <text:list-level-style-bullet text:level="9" text:style-name="WW_CharLFO4LVL9" text:bullet-char="">
        <style:list-level-properties/>
        <style:text-properties style:font-name="Wingdings"/>
      </text:list-level-style-bullet>
    </text:list-style>
    <text:list-style style:name="WW8Num5" style:display-name="WW8Num5">
      <text:list-level-style-number text:level="1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6LVL1" text:bullet-char="">
        <style:list-level-properties/>
        <style:text-properties style:font-name="Symbol"/>
      </text:list-level-style-bullet>
      <text:list-level-style-bullet text:level="2" text:style-name="WW_CharLFO6LVL2" text:bullet-char="o">
        <style:list-level-properties/>
        <style:text-properties style:font-name="Courier New"/>
      </text:list-level-style-bullet>
      <text:list-level-style-bullet text:level="3" text:style-name="WW_CharLFO6LVL3" text:bullet-char="">
        <style:list-level-properties/>
        <style:text-properties style:font-name="Wingdings"/>
      </text:list-level-style-bullet>
      <text:list-level-style-bullet text:level="4" text:style-name="WW_CharLFO6LVL4" text:bullet-char="">
        <style:list-level-properties/>
        <style:text-properties style:font-name="Symbol"/>
      </text:list-level-style-bullet>
      <text:list-level-style-bullet text:level="5" text:style-name="WW_CharLFO6LVL5" text:bullet-char="o">
        <style:list-level-properties/>
        <style:text-properties style:font-name="Courier New"/>
      </text:list-level-style-bullet>
      <text:list-level-style-bullet text:level="6" text:style-name="WW_CharLFO6LVL6" text:bullet-char="">
        <style:list-level-properties/>
        <style:text-properties style:font-name="Wingdings"/>
      </text:list-level-style-bullet>
      <text:list-level-style-bullet text:level="7" text:style-name="WW_CharLFO6LVL7" text:bullet-char="">
        <style:list-level-properties/>
        <style:text-properties style:font-name="Symbol"/>
      </text:list-level-style-bullet>
      <text:list-level-style-bullet text:level="8" text:style-name="WW_CharLFO6LVL8" text:bullet-char="o">
        <style:list-level-properties/>
        <style:text-properties style:font-name="Courier New"/>
      </text:list-level-style-bullet>
      <text:list-level-style-bullet text:level="9" text:style-name="WW_CharLFO6LVL9" text:bullet-char="">
        <style:list-level-properties/>
        <style:text-properties style:font-name="Wingdings"/>
      </text:list-level-style-bullet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/>
        <style:text-properties style:font-name="Symbol"/>
      </text:list-level-style-bullet>
      <text:list-level-style-bullet text:level="2" text:style-name="WW_CharLFO7LVL2" text:bullet-char="o">
        <style:list-level-properties/>
        <style:text-properties style:font-name="Courier New"/>
      </text:list-level-style-bullet>
      <text:list-level-style-bullet text:level="3" text:style-name="WW_CharLFO7LVL3" text:bullet-char="">
        <style:list-level-properties/>
        <style:text-properties style:font-name="Wingdings"/>
      </text:list-level-style-bullet>
      <text:list-level-style-bullet text:level="4" text:style-name="WW_CharLFO7LVL4" text:bullet-char="">
        <style:list-level-properties/>
        <style:text-properties style:font-name="Symbol"/>
      </text:list-level-style-bullet>
      <text:list-level-style-bullet text:level="5" text:style-name="WW_CharLFO7LVL5" text:bullet-char="o">
        <style:list-level-properties/>
        <style:text-properties style:font-name="Courier New"/>
      </text:list-level-style-bullet>
      <text:list-level-style-bullet text:level="6" text:style-name="WW_CharLFO7LVL6" text:bullet-char="">
        <style:list-level-properties/>
        <style:text-properties style:font-name="Wingdings"/>
      </text:list-level-style-bullet>
      <text:list-level-style-bullet text:level="7" text:style-name="WW_CharLFO7LVL7" text:bullet-char="">
        <style:list-level-properties/>
        <style:text-properties style:font-name="Symbol"/>
      </text:list-level-style-bullet>
      <text:list-level-style-bullet text:level="8" text:style-name="WW_CharLFO7LVL8" text:bullet-char="o">
        <style:list-level-properties/>
        <style:text-properties style:font-name="Courier New"/>
      </text:list-level-style-bullet>
      <text:list-level-style-bullet text:level="9" text:style-name="WW_CharLFO7LVL9" text:bullet-char="">
        <style:list-level-properties/>
        <style:text-properties style:font-name="Wingdings"/>
      </text:list-level-style-bullet>
    </text:list-style>
    <style:style style:name="WW_CharLFO8LVL1" style:family="text">
      <style:text-properties style:font-name="Wingdings" style:font-name-complex="Wingdings"/>
    </style:style>
    <style:style style:name="WW_CharLFO8LVL2" style:family="text">
      <style:text-properties style:font-name="Wingdings" style:font-name-complex="Wingdings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Wingdings" style:font-name-complex="Wingdings"/>
    </style:style>
    <style:style style:name="WW_CharLFO8LVL5" style:family="text">
      <style:text-properties style:font-name="Wingdings" style:font-name-complex="Wingdings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Wingdings" style:font-name-complex="Wingdings"/>
    </style:style>
    <style:style style:name="WW_CharLFO8LVL8" style:family="text">
      <style:text-properties style:font-name="Wingdings" style:font-name-complex="Wingdings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">
        <style:list-level-properties/>
        <style:text-properties style:font-name="Wingdings"/>
      </text:list-level-style-bullet>
      <text:list-level-style-bullet text:level="2" text:style-name="WW_CharLFO8LVL2" text:bullet-char="">
        <style:list-level-properties/>
        <style:text-properties style:font-name="Wingdings"/>
      </text:list-level-style-bullet>
      <text:list-level-style-bullet text:level="3" text:style-name="WW_CharLFO8LVL3" text:bullet-char="">
        <style:list-level-properties/>
        <style:text-properties style:font-name="Wingdings"/>
      </text:list-level-style-bullet>
      <text:list-level-style-bullet text:level="4" text:style-name="WW_CharLFO8LVL4" text:bullet-char="">
        <style:list-level-properties/>
        <style:text-properties style:font-name="Wingdings"/>
      </text:list-level-style-bullet>
      <text:list-level-style-bullet text:level="5" text:style-name="WW_CharLFO8LVL5" text:bullet-char="">
        <style:list-level-properties/>
        <style:text-properties style:font-name="Wingdings"/>
      </text:list-level-style-bullet>
      <text:list-level-style-bullet text:level="6" text:style-name="WW_CharLFO8LVL6" text:bullet-char="">
        <style:list-level-properties/>
        <style:text-properties style:font-name="Wingdings"/>
      </text:list-level-style-bullet>
      <text:list-level-style-bullet text:level="7" text:style-name="WW_CharLFO8LVL7" text:bullet-char="">
        <style:list-level-properties/>
        <style:text-properties style:font-name="Wingdings"/>
      </text:list-level-style-bullet>
      <text:list-level-style-bullet text:level="8" text:style-name="WW_CharLFO8LVL8" text:bullet-char="">
        <style:list-level-properties/>
        <style:text-properties style:font-name="Wingdings"/>
      </text:list-level-style-bullet>
      <text:list-level-style-bullet text:level="9" text:style-name="WW_CharLFO8LVL9" text:bullet-char="">
        <style:list-level-properties/>
        <style:text-properties style:font-name="Wingdings"/>
      </text:list-level-style-bullet>
    </text:list-style>
    <text:list-style style:name="WW8Num9" style:display-name="WW8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" style:display-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11LVL1" style:family="text">
      <style:text-properties style:font-name="Times New Roman" style:font-name-complex="Times New Roman"/>
    </style:style>
    <text:list-style style:name="WW8Num11" style:display-name="WW8Num11">
      <text:list-level-style-number text:level="1" text:style-name="WW_CharLFO11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2LVL1" style:family="text">
      <style:text-properties style:font-name="Times New Roman" style:font-name-complex="Times New Roman"/>
    </style:style>
    <text:list-style style:name="WW8Num12" style:display-name="WW8Num12">
      <text:list-level-style-number text:level="1" text:style-name="WW_CharLFO12LVL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3LVL1" style:family="text">
      <style:text-properties style:font-name="Symbol" style:font-name-complex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 style:font-name-complex="Wingdings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 style:font-name-complex="Wingdings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 style:font-name-complex="Wingdings"/>
    </style:style>
    <text:list-style style:name="WW8Num13" style:display-name="WW8Num13">
      <text:list-level-style-bullet text:level="1" text:style-name="WW_CharLFO13LVL1" text:bullet-char="">
        <style:list-level-properties/>
        <style:text-properties style:font-name="Symbol"/>
      </text:list-level-style-bullet>
      <text:list-level-style-bullet text:level="2" text:style-name="WW_CharLFO13LVL2" text:bullet-char="o">
        <style:list-level-properties/>
        <style:text-properties style:font-name="Courier New"/>
      </text:list-level-style-bullet>
      <text:list-level-style-bullet text:level="3" text:style-name="WW_CharLFO13LVL3" text:bullet-char="">
        <style:list-level-properties/>
        <style:text-properties style:font-name="Wingdings"/>
      </text:list-level-style-bullet>
      <text:list-level-style-bullet text:level="4" text:style-name="WW_CharLFO13LVL4" text:bullet-char="">
        <style:list-level-properties/>
        <style:text-properties style:font-name="Symbol"/>
      </text:list-level-style-bullet>
      <text:list-level-style-bullet text:level="5" text:style-name="WW_CharLFO13LVL5" text:bullet-char="o">
        <style:list-level-properties/>
        <style:text-properties style:font-name="Courier New"/>
      </text:list-level-style-bullet>
      <text:list-level-style-bullet text:level="6" text:style-name="WW_CharLFO13LVL6" text:bullet-char="">
        <style:list-level-properties/>
        <style:text-properties style:font-name="Wingdings"/>
      </text:list-level-style-bullet>
      <text:list-level-style-bullet text:level="7" text:style-name="WW_CharLFO13LVL7" text:bullet-char="">
        <style:list-level-properties/>
        <style:text-properties style:font-name="Symbol"/>
      </text:list-level-style-bullet>
      <text:list-level-style-bullet text:level="8" text:style-name="WW_CharLFO13LVL8" text:bullet-char="o">
        <style:list-level-properties/>
        <style:text-properties style:font-name="Courier New"/>
      </text:list-level-style-bullet>
      <text:list-level-style-bullet text:level="9" text:style-name="WW_CharLFO13LVL9" text:bullet-char="">
        <style:list-level-properties/>
        <style:text-properties style:font-name="Wingdings"/>
      </text:list-level-style-bullet>
    </text:list-style>
    <style:style style:name="WW_CharLFO14LVL1" style:family="text">
      <style:text-properties style:font-name="Symbol" style:font-name-complex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 style:font-name-complex="Wingdings"/>
    </style:style>
    <style:style style:name="WW_CharLFO14LVL4" style:family="text">
      <style:text-properties style:font-name="Symbol" style:font-name-complex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 style:font-name-complex="Wingdings"/>
    </style:style>
    <style:style style:name="WW_CharLFO14LVL7" style:family="text">
      <style:text-properties style:font-name="Symbol" style:font-name-complex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 style:font-name-complex="Wingdings"/>
    </style:style>
    <text:list-style style:name="WW8Num14" style:display-name="WW8Num14">
      <text:list-level-style-bullet text:level="1" text:style-name="WW_CharLFO14LVL1" text:bullet-char="">
        <style:list-level-properties/>
        <style:text-properties style:font-name="Symbol"/>
      </text:list-level-style-bullet>
      <text:list-level-style-bullet text:level="2" text:style-name="WW_CharLFO14LVL2" text:bullet-char="o">
        <style:list-level-properties/>
        <style:text-properties style:font-name="Courier New"/>
      </text:list-level-style-bullet>
      <text:list-level-style-bullet text:level="3" text:style-name="WW_CharLFO14LVL3" text:bullet-char="">
        <style:list-level-properties/>
        <style:text-properties style:font-name="Wingdings"/>
      </text:list-level-style-bullet>
      <text:list-level-style-bullet text:level="4" text:style-name="WW_CharLFO14LVL4" text:bullet-char="">
        <style:list-level-properties/>
        <style:text-properties style:font-name="Symbol"/>
      </text:list-level-style-bullet>
      <text:list-level-style-bullet text:level="5" text:style-name="WW_CharLFO14LVL5" text:bullet-char="o">
        <style:list-level-properties/>
        <style:text-properties style:font-name="Courier New"/>
      </text:list-level-style-bullet>
      <text:list-level-style-bullet text:level="6" text:style-name="WW_CharLFO14LVL6" text:bullet-char="">
        <style:list-level-properties/>
        <style:text-properties style:font-name="Wingdings"/>
      </text:list-level-style-bullet>
      <text:list-level-style-bullet text:level="7" text:style-name="WW_CharLFO14LVL7" text:bullet-char="">
        <style:list-level-properties/>
        <style:text-properties style:font-name="Symbol"/>
      </text:list-level-style-bullet>
      <text:list-level-style-bullet text:level="8" text:style-name="WW_CharLFO14LVL8" text:bullet-char="o">
        <style:list-level-properties/>
        <style:text-properties style:font-name="Courier New"/>
      </text:list-level-style-bullet>
      <text:list-level-style-bullet text:level="9" text:style-name="WW_CharLFO14LVL9" text:bullet-char="">
        <style:list-level-properties/>
        <style:text-properties style:font-name="Wingdings"/>
      </text:list-level-style-bullet>
    </text:list-style>
    <style:style style:name="WW_CharLFO15LVL1" style:family="text">
      <style:text-properties style:font-name="Wingdings" style:font-name-complex="Wingdings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 style:font-name-complex="Wingdings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 style:font-name-complex="Wingdings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 style:font-name-complex="Wingdings"/>
    </style:style>
    <text:list-style style:name="WW8Num15" style:display-name="WW8Num15">
      <text:list-level-style-bullet text:level="1" text:style-name="WW_CharLFO15LVL1" text:bullet-char="">
        <style:list-level-properties/>
        <style:text-properties style:font-name="Wingdings"/>
      </text:list-level-style-bullet>
      <text:list-level-style-bullet text:level="2" text:style-name="WW_CharLFO15LVL2" text:bullet-char="o">
        <style:list-level-properties/>
        <style:text-properties style:font-name="Courier New"/>
      </text:list-level-style-bullet>
      <text:list-level-style-bullet text:level="3" text:style-name="WW_CharLFO15LVL3" text:bullet-char="">
        <style:list-level-properties/>
        <style:text-properties style:font-name="Wingdings"/>
      </text:list-level-style-bullet>
      <text:list-level-style-bullet text:level="4" text:style-name="WW_CharLFO15LVL4" text:bullet-char="">
        <style:list-level-properties/>
        <style:text-properties style:font-name="Symbol"/>
      </text:list-level-style-bullet>
      <text:list-level-style-bullet text:level="5" text:style-name="WW_CharLFO15LVL5" text:bullet-char="o">
        <style:list-level-properties/>
        <style:text-properties style:font-name="Courier New"/>
      </text:list-level-style-bullet>
      <text:list-level-style-bullet text:level="6" text:style-name="WW_CharLFO15LVL6" text:bullet-char="">
        <style:list-level-properties/>
        <style:text-properties style:font-name="Wingdings"/>
      </text:list-level-style-bullet>
      <text:list-level-style-bullet text:level="7" text:style-name="WW_CharLFO15LVL7" text:bullet-char="">
        <style:list-level-properties/>
        <style:text-properties style:font-name="Symbol"/>
      </text:list-level-style-bullet>
      <text:list-level-style-bullet text:level="8" text:style-name="WW_CharLFO15LVL8" text:bullet-char="o">
        <style:list-level-properties/>
        <style:text-properties style:font-name="Courier New"/>
      </text:list-level-style-bullet>
      <text:list-level-style-bullet text:level="9" text:style-name="WW_CharLFO15LVL9" text:bullet-char="">
        <style:list-level-properties/>
        <style:text-properties style:font-name="Wingdings"/>
      </text:list-level-style-bullet>
    </text:list-style>
    <style:style style:name="WW_CharLFO16LVL1" style:family="text">
      <style:text-properties style:font-name="Symbol" style:font-name-complex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 style:font-name-complex="Wingdings"/>
    </style:style>
    <style:style style:name="WW_CharLFO16LVL4" style:family="text">
      <style:text-properties style:font-name="Symbol" style:font-name-complex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 style:font-name-complex="Wingdings"/>
    </style:style>
    <style:style style:name="WW_CharLFO16LVL7" style:family="text">
      <style:text-properties style:font-name="Symbol" style:font-name-complex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 style:font-name-complex="Wingdings"/>
    </style:style>
    <text:list-style style:name="WW8Num16" style:display-name="WW8Num16">
      <text:list-level-style-bullet text:level="1" text:style-name="WW_CharLFO16LVL1" text:bullet-char="">
        <style:list-level-properties/>
        <style:text-properties style:font-name="Symbol"/>
      </text:list-level-style-bullet>
      <text:list-level-style-bullet text:level="2" text:style-name="WW_CharLFO16LVL2" text:bullet-char="o">
        <style:list-level-properties/>
        <style:text-properties style:font-name="Courier New"/>
      </text:list-level-style-bullet>
      <text:list-level-style-bullet text:level="3" text:style-name="WW_CharLFO16LVL3" text:bullet-char="">
        <style:list-level-properties/>
        <style:text-properties style:font-name="Wingdings"/>
      </text:list-level-style-bullet>
      <text:list-level-style-bullet text:level="4" text:style-name="WW_CharLFO16LVL4" text:bullet-char="">
        <style:list-level-properties/>
        <style:text-properties style:font-name="Symbol"/>
      </text:list-level-style-bullet>
      <text:list-level-style-bullet text:level="5" text:style-name="WW_CharLFO16LVL5" text:bullet-char="o">
        <style:list-level-properties/>
        <style:text-properties style:font-name="Courier New"/>
      </text:list-level-style-bullet>
      <text:list-level-style-bullet text:level="6" text:style-name="WW_CharLFO16LVL6" text:bullet-char="">
        <style:list-level-properties/>
        <style:text-properties style:font-name="Wingdings"/>
      </text:list-level-style-bullet>
      <text:list-level-style-bullet text:level="7" text:style-name="WW_CharLFO16LVL7" text:bullet-char="">
        <style:list-level-properties/>
        <style:text-properties style:font-name="Symbol"/>
      </text:list-level-style-bullet>
      <text:list-level-style-bullet text:level="8" text:style-name="WW_CharLFO16LVL8" text:bullet-char="o">
        <style:list-level-properties/>
        <style:text-properties style:font-name="Courier New"/>
      </text:list-level-style-bullet>
      <text:list-level-style-bullet text:level="9" text:style-name="WW_CharLFO16LVL9" text:bullet-char="">
        <style:list-level-properties/>
        <style:text-properties style:font-name="Wingdings"/>
      </text:list-level-style-bullet>
    </text:list-style>
    <style:style style:name="WW_CharLFO17LVL1" style:family="text">
      <style:text-properties style:font-name="Symbol" style:font-name-complex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 style:font-name-complex="Wingdings"/>
    </style:style>
    <style:style style:name="WW_CharLFO17LVL4" style:family="text">
      <style:text-properties style:font-name="Symbol" style:font-name-complex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 style:font-name-complex="Wingdings"/>
    </style:style>
    <style:style style:name="WW_CharLFO17LVL7" style:family="text">
      <style:text-properties style:font-name="Symbol" style:font-name-complex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 style:font-name-complex="Wingdings"/>
    </style:style>
    <text:list-style style:name="WW8Num17" style:display-name="WW8Num17">
      <text:list-level-style-bullet text:level="1" text:style-name="WW_CharLFO17LVL1" text:bullet-char="">
        <style:list-level-properties/>
        <style:text-properties style:font-name="Symbol"/>
      </text:list-level-style-bullet>
      <text:list-level-style-bullet text:level="2" text:style-name="WW_CharLFO17LVL2" text:bullet-char="o">
        <style:list-level-properties/>
        <style:text-properties style:font-name="Courier New"/>
      </text:list-level-style-bullet>
      <text:list-level-style-bullet text:level="3" text:style-name="WW_CharLFO17LVL3" text:bullet-char="">
        <style:list-level-properties/>
        <style:text-properties style:font-name="Wingdings"/>
      </text:list-level-style-bullet>
      <text:list-level-style-bullet text:level="4" text:style-name="WW_CharLFO17LVL4" text:bullet-char="">
        <style:list-level-properties/>
        <style:text-properties style:font-name="Symbol"/>
      </text:list-level-style-bullet>
      <text:list-level-style-bullet text:level="5" text:style-name="WW_CharLFO17LVL5" text:bullet-char="o">
        <style:list-level-properties/>
        <style:text-properties style:font-name="Courier New"/>
      </text:list-level-style-bullet>
      <text:list-level-style-bullet text:level="6" text:style-name="WW_CharLFO17LVL6" text:bullet-char="">
        <style:list-level-properties/>
        <style:text-properties style:font-name="Wingdings"/>
      </text:list-level-style-bullet>
      <text:list-level-style-bullet text:level="7" text:style-name="WW_CharLFO17LVL7" text:bullet-char="">
        <style:list-level-properties/>
        <style:text-properties style:font-name="Symbol"/>
      </text:list-level-style-bullet>
      <text:list-level-style-bullet text:level="8" text:style-name="WW_CharLFO17LVL8" text:bullet-char="o">
        <style:list-level-properties/>
        <style:text-properties style:font-name="Courier New"/>
      </text:list-level-style-bullet>
      <text:list-level-style-bullet text:level="9" text:style-name="WW_CharLFO17LVL9" text:bullet-char="">
        <style:list-level-properties/>
        <style:text-properties style:font-name="Wingdings"/>
      </text:list-level-style-bullet>
    </text:list-style>
    <style:style style:name="WW_CharLFO18LVL1" style:family="text">
      <style:text-properties style:font-name="Symbol" style:font-name-complex="Symbol" fo:color="#000000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 style:font-name-complex="Wingdings"/>
    </style:style>
    <style:style style:name="WW_CharLFO18LVL4" style:family="text">
      <style:text-properties style:font-name="Symbol" style:font-name-complex="Symbol" fo:color="#000000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 style:font-name-complex="Wingdings"/>
    </style:style>
    <style:style style:name="WW_CharLFO18LVL7" style:family="text">
      <style:text-properties style:font-name="Symbol" style:font-name-complex="Symbol" fo:color="#000000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 style:font-name-complex="Wingdings"/>
    </style:style>
    <text:list-style style:name="WW8Num18" style:display-name="WW8Num18">
      <text:list-level-style-bullet text:level="1" text:style-name="WW_CharLFO18LVL1" text:bullet-char="">
        <style:list-level-properties/>
        <style:text-properties style:font-name="Symbol"/>
      </text:list-level-style-bullet>
      <text:list-level-style-bullet text:level="2" text:style-name="WW_CharLFO18LVL2" text:bullet-char="o">
        <style:list-level-properties/>
        <style:text-properties style:font-name="Courier New"/>
      </text:list-level-style-bullet>
      <text:list-level-style-bullet text:level="3" text:style-name="WW_CharLFO18LVL3" text:bullet-char="">
        <style:list-level-properties/>
        <style:text-properties style:font-name="Wingdings"/>
      </text:list-level-style-bullet>
      <text:list-level-style-bullet text:level="4" text:style-name="WW_CharLFO18LVL4" text:bullet-char="">
        <style:list-level-properties/>
        <style:text-properties style:font-name="Symbol"/>
      </text:list-level-style-bullet>
      <text:list-level-style-bullet text:level="5" text:style-name="WW_CharLFO18LVL5" text:bullet-char="o">
        <style:list-level-properties/>
        <style:text-properties style:font-name="Courier New"/>
      </text:list-level-style-bullet>
      <text:list-level-style-bullet text:level="6" text:style-name="WW_CharLFO18LVL6" text:bullet-char="">
        <style:list-level-properties/>
        <style:text-properties style:font-name="Wingdings"/>
      </text:list-level-style-bullet>
      <text:list-level-style-bullet text:level="7" text:style-name="WW_CharLFO18LVL7" text:bullet-char="">
        <style:list-level-properties/>
        <style:text-properties style:font-name="Symbol"/>
      </text:list-level-style-bullet>
      <text:list-level-style-bullet text:level="8" text:style-name="WW_CharLFO18LVL8" text:bullet-char="o">
        <style:list-level-properties/>
        <style:text-properties style:font-name="Courier New"/>
      </text:list-level-style-bullet>
      <text:list-level-style-bullet text:level="9" text:style-name="WW_CharLFO18LVL9" text:bullet-char="">
        <style:list-level-properties/>
        <style:text-properties style:font-name="Wingdings"/>
      </text:list-level-style-bullet>
    </text:list-style>
    <style:style style:name="WW_CharLFO19LVL1" style:family="text">
      <style:text-properties style:font-name="Symbol" style:font-name-complex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 style:font-name-complex="Wingdings"/>
    </style:style>
    <style:style style:name="WW_CharLFO19LVL4" style:family="text">
      <style:text-properties style:font-name="Symbol" style:font-name-complex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 style:font-name-complex="Wingdings"/>
    </style:style>
    <style:style style:name="WW_CharLFO19LVL7" style:family="text">
      <style:text-properties style:font-name="Symbol" style:font-name-complex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 style:font-name-complex="Wingdings"/>
    </style:style>
    <text:list-style style:name="WW8Num19" style:display-name="WW8Num19">
      <text:list-level-style-bullet text:level="1" text:style-name="WW_CharLFO19LVL1" text:bullet-char="">
        <style:list-level-properties/>
        <style:text-properties style:font-name="Symbol"/>
      </text:list-level-style-bullet>
      <text:list-level-style-bullet text:level="2" text:style-name="WW_CharLFO19LVL2" text:bullet-char="o">
        <style:list-level-properties/>
        <style:text-properties style:font-name="Courier New"/>
      </text:list-level-style-bullet>
      <text:list-level-style-bullet text:level="3" text:style-name="WW_CharLFO19LVL3" text:bullet-char="">
        <style:list-level-properties/>
        <style:text-properties style:font-name="Wingdings"/>
      </text:list-level-style-bullet>
      <text:list-level-style-bullet text:level="4" text:style-name="WW_CharLFO19LVL4" text:bullet-char="">
        <style:list-level-properties/>
        <style:text-properties style:font-name="Symbol"/>
      </text:list-level-style-bullet>
      <text:list-level-style-bullet text:level="5" text:style-name="WW_CharLFO19LVL5" text:bullet-char="o">
        <style:list-level-properties/>
        <style:text-properties style:font-name="Courier New"/>
      </text:list-level-style-bullet>
      <text:list-level-style-bullet text:level="6" text:style-name="WW_CharLFO19LVL6" text:bullet-char="">
        <style:list-level-properties/>
        <style:text-properties style:font-name="Wingdings"/>
      </text:list-level-style-bullet>
      <text:list-level-style-bullet text:level="7" text:style-name="WW_CharLFO19LVL7" text:bullet-char="">
        <style:list-level-properties/>
        <style:text-properties style:font-name="Symbol"/>
      </text:list-level-style-bullet>
      <text:list-level-style-bullet text:level="8" text:style-name="WW_CharLFO19LVL8" text:bullet-char="o">
        <style:list-level-properties/>
        <style:text-properties style:font-name="Courier New"/>
      </text:list-level-style-bullet>
      <text:list-level-style-bullet text:level="9" text:style-name="WW_CharLFO19LVL9" text:bullet-char="">
        <style:list-level-properties/>
        <style:text-properties style:font-name="Wingdings"/>
      </text:list-level-style-bullet>
    </text:list-style>
    <style:style style:name="WW_CharLFO20LVL1" style:family="text">
      <style:text-properties style:font-name="Symbol" style:font-name-complex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 style:font-name-complex="Wingdings"/>
    </style:style>
    <style:style style:name="WW_CharLFO20LVL4" style:family="text">
      <style:text-properties style:font-name="Symbol" style:font-name-complex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 style:font-name-complex="Wingdings"/>
    </style:style>
    <style:style style:name="WW_CharLFO20LVL7" style:family="text">
      <style:text-properties style:font-name="Symbol" style:font-name-complex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 style:font-name-complex="Wingdings"/>
    </style:style>
    <text:list-style style:name="WW8Num20" style:display-name="WW8Num20">
      <text:list-level-style-bullet text:level="1" text:style-name="WW_CharLFO20LVL1" text:bullet-char="">
        <style:list-level-properties/>
        <style:text-properties style:font-name="Symbol"/>
      </text:list-level-style-bullet>
      <text:list-level-style-bullet text:level="2" text:style-name="WW_CharLFO20LVL2" text:bullet-char="o">
        <style:list-level-properties/>
        <style:text-properties style:font-name="Courier New"/>
      </text:list-level-style-bullet>
      <text:list-level-style-bullet text:level="3" text:style-name="WW_CharLFO20LVL3" text:bullet-char="">
        <style:list-level-properties/>
        <style:text-properties style:font-name="Wingdings"/>
      </text:list-level-style-bullet>
      <text:list-level-style-bullet text:level="4" text:style-name="WW_CharLFO20LVL4" text:bullet-char="">
        <style:list-level-properties/>
        <style:text-properties style:font-name="Symbol"/>
      </text:list-level-style-bullet>
      <text:list-level-style-bullet text:level="5" text:style-name="WW_CharLFO20LVL5" text:bullet-char="o">
        <style:list-level-properties/>
        <style:text-properties style:font-name="Courier New"/>
      </text:list-level-style-bullet>
      <text:list-level-style-bullet text:level="6" text:style-name="WW_CharLFO20LVL6" text:bullet-char="">
        <style:list-level-properties/>
        <style:text-properties style:font-name="Wingdings"/>
      </text:list-level-style-bullet>
      <text:list-level-style-bullet text:level="7" text:style-name="WW_CharLFO20LVL7" text:bullet-char="">
        <style:list-level-properties/>
        <style:text-properties style:font-name="Symbol"/>
      </text:list-level-style-bullet>
      <text:list-level-style-bullet text:level="8" text:style-name="WW_CharLFO20LVL8" text:bullet-char="o">
        <style:list-level-properties/>
        <style:text-properties style:font-name="Courier New"/>
      </text:list-level-style-bullet>
      <text:list-level-style-bullet text:level="9" text:style-name="WW_CharLFO20LVL9" text:bullet-char="">
        <style:list-level-properties/>
        <style:text-properties style:font-name="Wingdings"/>
      </text:list-level-style-bullet>
    </text:list-style>
    <text:list-style style:name="WW8Num21" style:display-name="WW8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2LVL1" style:family="text">
      <style:text-properties style:font-name="Symbol" style:font-name-complex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 style:font-name-complex="Wingdings"/>
    </style:style>
    <style:style style:name="WW_CharLFO22LVL4" style:family="text">
      <style:text-properties style:font-name="Symbol" style:font-name-complex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 style:font-name-complex="Wingdings"/>
    </style:style>
    <style:style style:name="WW_CharLFO22LVL7" style:family="text">
      <style:text-properties style:font-name="Symbol" style:font-name-complex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 style:font-name-complex="Wingdings"/>
    </style:style>
    <text:list-style style:name="WW8Num22" style:display-name="WW8Num22">
      <text:list-level-style-bullet text:level="1" text:style-name="WW_CharLFO22LVL1" text:bullet-char="">
        <style:list-level-properties/>
        <style:text-properties style:font-name="Symbol"/>
      </text:list-level-style-bullet>
      <text:list-level-style-bullet text:level="2" text:style-name="WW_CharLFO22LVL2" text:bullet-char="o">
        <style:list-level-properties/>
        <style:text-properties style:font-name="Courier New"/>
      </text:list-level-style-bullet>
      <text:list-level-style-bullet text:level="3" text:style-name="WW_CharLFO22LVL3" text:bullet-char="">
        <style:list-level-properties/>
        <style:text-properties style:font-name="Wingdings"/>
      </text:list-level-style-bullet>
      <text:list-level-style-bullet text:level="4" text:style-name="WW_CharLFO22LVL4" text:bullet-char="">
        <style:list-level-properties/>
        <style:text-properties style:font-name="Symbol"/>
      </text:list-level-style-bullet>
      <text:list-level-style-bullet text:level="5" text:style-name="WW_CharLFO22LVL5" text:bullet-char="o">
        <style:list-level-properties/>
        <style:text-properties style:font-name="Courier New"/>
      </text:list-level-style-bullet>
      <text:list-level-style-bullet text:level="6" text:style-name="WW_CharLFO22LVL6" text:bullet-char="">
        <style:list-level-properties/>
        <style:text-properties style:font-name="Wingdings"/>
      </text:list-level-style-bullet>
      <text:list-level-style-bullet text:level="7" text:style-name="WW_CharLFO22LVL7" text:bullet-char="">
        <style:list-level-properties/>
        <style:text-properties style:font-name="Symbol"/>
      </text:list-level-style-bullet>
      <text:list-level-style-bullet text:level="8" text:style-name="WW_CharLFO22LVL8" text:bullet-char="o">
        <style:list-level-properties/>
        <style:text-properties style:font-name="Courier New"/>
      </text:list-level-style-bullet>
      <text:list-level-style-bullet text:level="9" text:style-name="WW_CharLFO22LVL9" text:bullet-char="">
        <style:list-level-properties/>
        <style:text-properties style:font-name="Wingdings"/>
      </text:list-level-style-bullet>
    </text:list-style>
    <style:style style:name="WW_CharLFO23LVL1" style:family="text">
      <style:text-properties style:font-name="Times New Roman" style:font-name-complex="Times New Roman"/>
    </style:style>
    <text:list-style style:name="WW8Num23" style:display-name="WW8Num23">
      <text:list-level-style-number text:level="1" text:style-name="WW_CharLFO23LVL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4LVL1" style:family="text">
      <style:text-properties style:font-name="Symbol" style:font-name-complex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 style:font-name-complex="Wingdings"/>
    </style:style>
    <style:style style:name="WW_CharLFO24LVL4" style:family="text">
      <style:text-properties style:font-name="Symbol" style:font-name-complex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 style:font-name-complex="Wingdings"/>
    </style:style>
    <style:style style:name="WW_CharLFO24LVL7" style:family="text">
      <style:text-properties style:font-name="Symbol" style:font-name-complex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 style:font-name-complex="Wingdings"/>
    </style:style>
    <text:list-style style:name="WW8Num24" style:display-name="WW8Num24">
      <text:list-level-style-bullet text:level="1" text:style-name="WW_CharLFO24LVL1" text:bullet-char="">
        <style:list-level-properties/>
        <style:text-properties style:font-name="Symbol"/>
      </text:list-level-style-bullet>
      <text:list-level-style-bullet text:level="2" text:style-name="WW_CharLFO24LVL2" text:bullet-char="o">
        <style:list-level-properties/>
        <style:text-properties style:font-name="Courier New"/>
      </text:list-level-style-bullet>
      <text:list-level-style-bullet text:level="3" text:style-name="WW_CharLFO24LVL3" text:bullet-char="">
        <style:list-level-properties/>
        <style:text-properties style:font-name="Wingdings"/>
      </text:list-level-style-bullet>
      <text:list-level-style-bullet text:level="4" text:style-name="WW_CharLFO24LVL4" text:bullet-char="">
        <style:list-level-properties/>
        <style:text-properties style:font-name="Symbol"/>
      </text:list-level-style-bullet>
      <text:list-level-style-bullet text:level="5" text:style-name="WW_CharLFO24LVL5" text:bullet-char="o">
        <style:list-level-properties/>
        <style:text-properties style:font-name="Courier New"/>
      </text:list-level-style-bullet>
      <text:list-level-style-bullet text:level="6" text:style-name="WW_CharLFO24LVL6" text:bullet-char="">
        <style:list-level-properties/>
        <style:text-properties style:font-name="Wingdings"/>
      </text:list-level-style-bullet>
      <text:list-level-style-bullet text:level="7" text:style-name="WW_CharLFO24LVL7" text:bullet-char="">
        <style:list-level-properties/>
        <style:text-properties style:font-name="Symbol"/>
      </text:list-level-style-bullet>
      <text:list-level-style-bullet text:level="8" text:style-name="WW_CharLFO24LVL8" text:bullet-char="o">
        <style:list-level-properties/>
        <style:text-properties style:font-name="Courier New"/>
      </text:list-level-style-bullet>
      <text:list-level-style-bullet text:level="9" text:style-name="WW_CharLFO24LVL9" text:bullet-char="">
        <style:list-level-properties/>
        <style:text-properties style:font-name="Wingdings"/>
      </text:list-level-style-bullet>
    </text:list-style>
    <style:style style:name="WW_CharLFO25LVL1" style:family="text">
      <style:text-properties style:font-name="Symbol" style:font-name-complex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 style:font-name-complex="Wingdings"/>
    </style:style>
    <style:style style:name="WW_CharLFO25LVL4" style:family="text">
      <style:text-properties style:font-name="Symbol" style:font-name-complex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 style:font-name-complex="Wingdings"/>
    </style:style>
    <style:style style:name="WW_CharLFO25LVL7" style:family="text">
      <style:text-properties style:font-name="Symbol" style:font-name-complex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 style:font-name-complex="Wingdings"/>
    </style:style>
    <text:list-style style:name="WW8Num25" style:display-name="WW8Num25">
      <text:list-level-style-bullet text:level="1" text:style-name="WW_CharLFO25LVL1" text:bullet-char="">
        <style:list-level-properties/>
        <style:text-properties style:font-name="Symbol"/>
      </text:list-level-style-bullet>
      <text:list-level-style-bullet text:level="2" text:style-name="WW_CharLFO25LVL2" text:bullet-char="o">
        <style:list-level-properties/>
        <style:text-properties style:font-name="Courier New"/>
      </text:list-level-style-bullet>
      <text:list-level-style-bullet text:level="3" text:style-name="WW_CharLFO25LVL3" text:bullet-char="">
        <style:list-level-properties/>
        <style:text-properties style:font-name="Wingdings"/>
      </text:list-level-style-bullet>
      <text:list-level-style-bullet text:level="4" text:style-name="WW_CharLFO25LVL4" text:bullet-char="">
        <style:list-level-properties/>
        <style:text-properties style:font-name="Symbol"/>
      </text:list-level-style-bullet>
      <text:list-level-style-bullet text:level="5" text:style-name="WW_CharLFO25LVL5" text:bullet-char="o">
        <style:list-level-properties/>
        <style:text-properties style:font-name="Courier New"/>
      </text:list-level-style-bullet>
      <text:list-level-style-bullet text:level="6" text:style-name="WW_CharLFO25LVL6" text:bullet-char="">
        <style:list-level-properties/>
        <style:text-properties style:font-name="Wingdings"/>
      </text:list-level-style-bullet>
      <text:list-level-style-bullet text:level="7" text:style-name="WW_CharLFO25LVL7" text:bullet-char="">
        <style:list-level-properties/>
        <style:text-properties style:font-name="Symbol"/>
      </text:list-level-style-bullet>
      <text:list-level-style-bullet text:level="8" text:style-name="WW_CharLFO25LVL8" text:bullet-char="o">
        <style:list-level-properties/>
        <style:text-properties style:font-name="Courier New"/>
      </text:list-level-style-bullet>
      <text:list-level-style-bullet text:level="9" text:style-name="WW_CharLFO25LVL9" text:bullet-char="">
        <style:list-level-properties/>
        <style:text-properties style:font-name="Wingdings"/>
      </text:list-level-style-bullet>
    </text:list-style>
    <style:style style:name="WW_CharLFO26LVL1" style:family="text">
      <style:text-properties style:font-name="Wingdings" style:font-name-complex="Wingdings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 style:font-name-complex="Wingdings"/>
    </style:style>
    <style:style style:name="WW_CharLFO26LVL4" style:family="text">
      <style:text-properties style:font-name="Symbol" style:font-name-complex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 style:font-name-complex="Wingdings"/>
    </style:style>
    <style:style style:name="WW_CharLFO26LVL7" style:family="text">
      <style:text-properties style:font-name="Symbol" style:font-name-complex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 style:font-name-complex="Wingdings"/>
    </style:style>
    <text:list-style style:name="WW8Num26" style:display-name="WW8Num26">
      <text:list-level-style-bullet text:level="1" text:style-name="WW_CharLFO26LVL1" text:bullet-char="">
        <style:list-level-properties/>
        <style:text-properties style:font-name="Wingdings"/>
      </text:list-level-style-bullet>
      <text:list-level-style-bullet text:level="2" text:style-name="WW_CharLFO26LVL2" text:bullet-char="o">
        <style:list-level-properties/>
        <style:text-properties style:font-name="Courier New"/>
      </text:list-level-style-bullet>
      <text:list-level-style-bullet text:level="3" text:style-name="WW_CharLFO26LVL3" text:bullet-char="">
        <style:list-level-properties/>
        <style:text-properties style:font-name="Wingdings"/>
      </text:list-level-style-bullet>
      <text:list-level-style-bullet text:level="4" text:style-name="WW_CharLFO26LVL4" text:bullet-char="">
        <style:list-level-properties/>
        <style:text-properties style:font-name="Symbol"/>
      </text:list-level-style-bullet>
      <text:list-level-style-bullet text:level="5" text:style-name="WW_CharLFO26LVL5" text:bullet-char="o">
        <style:list-level-properties/>
        <style:text-properties style:font-name="Courier New"/>
      </text:list-level-style-bullet>
      <text:list-level-style-bullet text:level="6" text:style-name="WW_CharLFO26LVL6" text:bullet-char="">
        <style:list-level-properties/>
        <style:text-properties style:font-name="Wingdings"/>
      </text:list-level-style-bullet>
      <text:list-level-style-bullet text:level="7" text:style-name="WW_CharLFO26LVL7" text:bullet-char="">
        <style:list-level-properties/>
        <style:text-properties style:font-name="Symbol"/>
      </text:list-level-style-bullet>
      <text:list-level-style-bullet text:level="8" text:style-name="WW_CharLFO26LVL8" text:bullet-char="o">
        <style:list-level-properties/>
        <style:text-properties style:font-name="Courier New"/>
      </text:list-level-style-bullet>
      <text:list-level-style-bullet text:level="9" text:style-name="WW_CharLFO26LVL9" text:bullet-char="">
        <style:list-level-properties/>
        <style:text-properties style:font-name="Wingdings"/>
      </text:list-level-style-bullet>
    </text:list-style>
    <style:style style:name="WW_CharLFO27LVL1" style:family="text">
      <style:text-properties style:font-name="Symbol" style:font-name-complex="Symbol" fo:color="#000000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 style:font-name-complex="Wingdings"/>
    </style:style>
    <style:style style:name="WW_CharLFO27LVL4" style:family="text">
      <style:text-properties style:font-name="Symbol" style:font-name-complex="Symbol" fo:color="#000000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 style:font-name-complex="Wingdings"/>
    </style:style>
    <style:style style:name="WW_CharLFO27LVL7" style:family="text">
      <style:text-properties style:font-name="Symbol" style:font-name-complex="Symbol" fo:color="#000000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 style:font-name-complex="Wingdings"/>
    </style:style>
    <text:list-style style:name="WW8Num27" style:display-name="WW8Num27">
      <text:list-level-style-bullet text:level="1" text:style-name="WW_CharLFO27LVL1" text:bullet-char="">
        <style:list-level-properties/>
        <style:text-properties style:font-name="Symbol"/>
      </text:list-level-style-bullet>
      <text:list-level-style-bullet text:level="2" text:style-name="WW_CharLFO27LVL2" text:bullet-char="o">
        <style:list-level-properties/>
        <style:text-properties style:font-name="Courier New"/>
      </text:list-level-style-bullet>
      <text:list-level-style-bullet text:level="3" text:style-name="WW_CharLFO27LVL3" text:bullet-char="">
        <style:list-level-properties/>
        <style:text-properties style:font-name="Wingdings"/>
      </text:list-level-style-bullet>
      <text:list-level-style-bullet text:level="4" text:style-name="WW_CharLFO27LVL4" text:bullet-char="">
        <style:list-level-properties/>
        <style:text-properties style:font-name="Symbol"/>
      </text:list-level-style-bullet>
      <text:list-level-style-bullet text:level="5" text:style-name="WW_CharLFO27LVL5" text:bullet-char="o">
        <style:list-level-properties/>
        <style:text-properties style:font-name="Courier New"/>
      </text:list-level-style-bullet>
      <text:list-level-style-bullet text:level="6" text:style-name="WW_CharLFO27LVL6" text:bullet-char="">
        <style:list-level-properties/>
        <style:text-properties style:font-name="Wingdings"/>
      </text:list-level-style-bullet>
      <text:list-level-style-bullet text:level="7" text:style-name="WW_CharLFO27LVL7" text:bullet-char="">
        <style:list-level-properties/>
        <style:text-properties style:font-name="Symbol"/>
      </text:list-level-style-bullet>
      <text:list-level-style-bullet text:level="8" text:style-name="WW_CharLFO27LVL8" text:bullet-char="o">
        <style:list-level-properties/>
        <style:text-properties style:font-name="Courier New"/>
      </text:list-level-style-bullet>
      <text:list-level-style-bullet text:level="9" text:style-name="WW_CharLFO27LVL9" text:bullet-char="">
        <style:list-level-properties/>
        <style:text-properties style:font-name="Wingdings"/>
      </text:list-level-style-bullet>
    </text:list-style>
    <style:style style:name="WW_CharLFO28LVL1" style:family="text">
      <style:text-properties style:font-name="Symbol" style:font-name-complex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 style:font-name-complex="Wingdings"/>
    </style:style>
    <style:style style:name="WW_CharLFO28LVL4" style:family="text">
      <style:text-properties style:font-name="Symbol" style:font-name-complex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 style:font-name-complex="Wingdings"/>
    </style:style>
    <style:style style:name="WW_CharLFO28LVL7" style:family="text">
      <style:text-properties style:font-name="Symbol" style:font-name-complex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 style:font-name-complex="Wingdings"/>
    </style:style>
    <text:list-style style:name="WW8Num28" style:display-name="WW8Num28">
      <text:list-level-style-bullet text:level="1" text:style-name="WW_CharLFO28LVL1" text:bullet-char="">
        <style:list-level-properties/>
        <style:text-properties style:font-name="Symbol"/>
      </text:list-level-style-bullet>
      <text:list-level-style-bullet text:level="2" text:style-name="WW_CharLFO28LVL2" text:bullet-char="o">
        <style:list-level-properties/>
        <style:text-properties style:font-name="Courier New"/>
      </text:list-level-style-bullet>
      <text:list-level-style-bullet text:level="3" text:style-name="WW_CharLFO28LVL3" text:bullet-char="">
        <style:list-level-properties/>
        <style:text-properties style:font-name="Wingdings"/>
      </text:list-level-style-bullet>
      <text:list-level-style-bullet text:level="4" text:style-name="WW_CharLFO28LVL4" text:bullet-char="">
        <style:list-level-properties/>
        <style:text-properties style:font-name="Symbol"/>
      </text:list-level-style-bullet>
      <text:list-level-style-bullet text:level="5" text:style-name="WW_CharLFO28LVL5" text:bullet-char="o">
        <style:list-level-properties/>
        <style:text-properties style:font-name="Courier New"/>
      </text:list-level-style-bullet>
      <text:list-level-style-bullet text:level="6" text:style-name="WW_CharLFO28LVL6" text:bullet-char="">
        <style:list-level-properties/>
        <style:text-properties style:font-name="Wingdings"/>
      </text:list-level-style-bullet>
      <text:list-level-style-bullet text:level="7" text:style-name="WW_CharLFO28LVL7" text:bullet-char="">
        <style:list-level-properties/>
        <style:text-properties style:font-name="Symbol"/>
      </text:list-level-style-bullet>
      <text:list-level-style-bullet text:level="8" text:style-name="WW_CharLFO28LVL8" text:bullet-char="o">
        <style:list-level-properties/>
        <style:text-properties style:font-name="Courier New"/>
      </text:list-level-style-bullet>
      <text:list-level-style-bullet text:level="9" text:style-name="WW_CharLFO28LVL9" text:bullet-char="">
        <style:list-level-properties/>
        <style:text-properties style:font-name="Wingdings"/>
      </text:list-level-style-bullet>
    </text:list-style>
    <style:style style:name="WW_CharLFO29LVL1" style:family="text">
      <style:text-properties style:font-name="Symbol" style:font-name-complex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 style:font-name-complex="Wingdings"/>
    </style:style>
    <style:style style:name="WW_CharLFO29LVL4" style:family="text">
      <style:text-properties style:font-name="Symbol" style:font-name-complex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 style:font-name-complex="Wingdings"/>
    </style:style>
    <style:style style:name="WW_CharLFO29LVL7" style:family="text">
      <style:text-properties style:font-name="Symbol" style:font-name-complex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 style:font-name-complex="Wingdings"/>
    </style:style>
    <text:list-style style:name="WW8Num29" style:display-name="WW8Num29">
      <text:list-level-style-bullet text:level="1" text:style-name="WW_CharLFO29LVL1" text:bullet-char="">
        <style:list-level-properties/>
        <style:text-properties style:font-name="Symbol"/>
      </text:list-level-style-bullet>
      <text:list-level-style-bullet text:level="2" text:style-name="WW_CharLFO29LVL2" text:bullet-char="o">
        <style:list-level-properties/>
        <style:text-properties style:font-name="Courier New"/>
      </text:list-level-style-bullet>
      <text:list-level-style-bullet text:level="3" text:style-name="WW_CharLFO29LVL3" text:bullet-char="">
        <style:list-level-properties/>
        <style:text-properties style:font-name="Wingdings"/>
      </text:list-level-style-bullet>
      <text:list-level-style-bullet text:level="4" text:style-name="WW_CharLFO29LVL4" text:bullet-char="">
        <style:list-level-properties/>
        <style:text-properties style:font-name="Symbol"/>
      </text:list-level-style-bullet>
      <text:list-level-style-bullet text:level="5" text:style-name="WW_CharLFO29LVL5" text:bullet-char="o">
        <style:list-level-properties/>
        <style:text-properties style:font-name="Courier New"/>
      </text:list-level-style-bullet>
      <text:list-level-style-bullet text:level="6" text:style-name="WW_CharLFO29LVL6" text:bullet-char="">
        <style:list-level-properties/>
        <style:text-properties style:font-name="Wingdings"/>
      </text:list-level-style-bullet>
      <text:list-level-style-bullet text:level="7" text:style-name="WW_CharLFO29LVL7" text:bullet-char="">
        <style:list-level-properties/>
        <style:text-properties style:font-name="Symbol"/>
      </text:list-level-style-bullet>
      <text:list-level-style-bullet text:level="8" text:style-name="WW_CharLFO29LVL8" text:bullet-char="o">
        <style:list-level-properties/>
        <style:text-properties style:font-name="Courier New"/>
      </text:list-level-style-bullet>
      <text:list-level-style-bullet text:level="9" text:style-name="WW_CharLFO29LVL9" text:bullet-char="">
        <style:list-level-properties/>
        <style:text-properties style:font-name="Wingdings"/>
      </text:list-level-style-bullet>
    </text:list-style>
    <style:style style:name="WW_CharLFO30LVL1" style:family="text">
      <style:text-properties style:font-name="Symbol" style:font-name-complex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 style:font-name-complex="Wingdings"/>
    </style:style>
    <style:style style:name="WW_CharLFO30LVL4" style:family="text">
      <style:text-properties style:font-name="Symbol" style:font-name-complex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 style:font-name-complex="Wingdings"/>
    </style:style>
    <style:style style:name="WW_CharLFO30LVL7" style:family="text">
      <style:text-properties style:font-name="Symbol" style:font-name-complex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 style:font-name-complex="Wingdings"/>
    </style:style>
    <text:list-style style:name="WW8Num30" style:display-name="WW8Num30">
      <text:list-level-style-bullet text:level="1" text:style-name="WW_CharLFO30LVL1" text:bullet-char="">
        <style:list-level-properties/>
        <style:text-properties style:font-name="Symbol"/>
      </text:list-level-style-bullet>
      <text:list-level-style-bullet text:level="2" text:style-name="WW_CharLFO30LVL2" text:bullet-char="o">
        <style:list-level-properties/>
        <style:text-properties style:font-name="Courier New"/>
      </text:list-level-style-bullet>
      <text:list-level-style-bullet text:level="3" text:style-name="WW_CharLFO30LVL3" text:bullet-char="">
        <style:list-level-properties/>
        <style:text-properties style:font-name="Wingdings"/>
      </text:list-level-style-bullet>
      <text:list-level-style-bullet text:level="4" text:style-name="WW_CharLFO30LVL4" text:bullet-char="">
        <style:list-level-properties/>
        <style:text-properties style:font-name="Symbol"/>
      </text:list-level-style-bullet>
      <text:list-level-style-bullet text:level="5" text:style-name="WW_CharLFO30LVL5" text:bullet-char="o">
        <style:list-level-properties/>
        <style:text-properties style:font-name="Courier New"/>
      </text:list-level-style-bullet>
      <text:list-level-style-bullet text:level="6" text:style-name="WW_CharLFO30LVL6" text:bullet-char="">
        <style:list-level-properties/>
        <style:text-properties style:font-name="Wingdings"/>
      </text:list-level-style-bullet>
      <text:list-level-style-bullet text:level="7" text:style-name="WW_CharLFO30LVL7" text:bullet-char="">
        <style:list-level-properties/>
        <style:text-properties style:font-name="Symbol"/>
      </text:list-level-style-bullet>
      <text:list-level-style-bullet text:level="8" text:style-name="WW_CharLFO30LVL8" text:bullet-char="o">
        <style:list-level-properties/>
        <style:text-properties style:font-name="Courier New"/>
      </text:list-level-style-bullet>
      <text:list-level-style-bullet text:level="9" text:style-name="WW_CharLFO30LVL9" text:bullet-char="">
        <style:list-level-properties/>
        <style:text-properties style:font-name="Wingdings"/>
      </text:list-level-style-bullet>
    </text:list-style>
    <style:style style:name="WW_CharLFO31LVL1" style:family="text">
      <style:text-properties style:font-name="Times New Roman" style:font-name-complex="Times New Roman"/>
    </style:style>
    <text:list-style style:name="WW8Num31" style:display-name="WW8Num31">
      <text:list-level-style-number text:level="1" text:style-name="WW_CharLFO31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2LVL1" style:family="text">
      <style:text-properties style:font-name="Symbol" style:font-name-complex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 style:font-name-complex="Wingdings"/>
    </style:style>
    <style:style style:name="WW_CharLFO32LVL4" style:family="text">
      <style:text-properties style:font-name="Symbol" style:font-name-complex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 style:font-name-complex="Wingdings"/>
    </style:style>
    <style:style style:name="WW_CharLFO32LVL7" style:family="text">
      <style:text-properties style:font-name="Symbol" style:font-name-complex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 style:font-name-complex="Wingdings"/>
    </style:style>
    <text:list-style style:name="WW8Num32" style:display-name="WW8Num32">
      <text:list-level-style-bullet text:level="1" text:style-name="WW_CharLFO32LVL1" text:bullet-char="">
        <style:list-level-properties/>
        <style:text-properties style:font-name="Symbol"/>
      </text:list-level-style-bullet>
      <text:list-level-style-bullet text:level="2" text:style-name="WW_CharLFO32LVL2" text:bullet-char="o">
        <style:list-level-properties/>
        <style:text-properties style:font-name="Courier New"/>
      </text:list-level-style-bullet>
      <text:list-level-style-bullet text:level="3" text:style-name="WW_CharLFO32LVL3" text:bullet-char="">
        <style:list-level-properties/>
        <style:text-properties style:font-name="Wingdings"/>
      </text:list-level-style-bullet>
      <text:list-level-style-bullet text:level="4" text:style-name="WW_CharLFO32LVL4" text:bullet-char="">
        <style:list-level-properties/>
        <style:text-properties style:font-name="Symbol"/>
      </text:list-level-style-bullet>
      <text:list-level-style-bullet text:level="5" text:style-name="WW_CharLFO32LVL5" text:bullet-char="o">
        <style:list-level-properties/>
        <style:text-properties style:font-name="Courier New"/>
      </text:list-level-style-bullet>
      <text:list-level-style-bullet text:level="6" text:style-name="WW_CharLFO32LVL6" text:bullet-char="">
        <style:list-level-properties/>
        <style:text-properties style:font-name="Wingdings"/>
      </text:list-level-style-bullet>
      <text:list-level-style-bullet text:level="7" text:style-name="WW_CharLFO32LVL7" text:bullet-char="">
        <style:list-level-properties/>
        <style:text-properties style:font-name="Symbol"/>
      </text:list-level-style-bullet>
      <text:list-level-style-bullet text:level="8" text:style-name="WW_CharLFO32LVL8" text:bullet-char="o">
        <style:list-level-properties/>
        <style:text-properties style:font-name="Courier New"/>
      </text:list-level-style-bullet>
      <text:list-level-style-bullet text:level="9" text:style-name="WW_CharLFO32LVL9" text:bullet-char="">
        <style:list-level-properties/>
        <style:text-properties style:font-name="Wingdings"/>
      </text:list-level-style-bullet>
    </text:list-style>
    <style:style style:name="WW_CharLFO33LVL1" style:family="text">
      <style:text-properties style:font-name="Symbol" style:font-name-complex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 style:font-name-complex="Wingdings"/>
    </style:style>
    <style:style style:name="WW_CharLFO33LVL4" style:family="text">
      <style:text-properties style:font-name="Symbol" style:font-name-complex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 style:font-name-complex="Wingdings"/>
    </style:style>
    <style:style style:name="WW_CharLFO33LVL7" style:family="text">
      <style:text-properties style:font-name="Symbol" style:font-name-complex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 style:font-name-complex="Wingdings"/>
    </style:style>
    <text:list-style style:name="WW8Num33" style:display-name="WW8Num33">
      <text:list-level-style-bullet text:level="1" text:style-name="WW_CharLFO33LVL1" text:bullet-char="">
        <style:list-level-properties/>
        <style:text-properties style:font-name="Symbol"/>
      </text:list-level-style-bullet>
      <text:list-level-style-bullet text:level="2" text:style-name="WW_CharLFO33LVL2" text:bullet-char="o">
        <style:list-level-properties/>
        <style:text-properties style:font-name="Courier New"/>
      </text:list-level-style-bullet>
      <text:list-level-style-bullet text:level="3" text:style-name="WW_CharLFO33LVL3" text:bullet-char="">
        <style:list-level-properties/>
        <style:text-properties style:font-name="Wingdings"/>
      </text:list-level-style-bullet>
      <text:list-level-style-bullet text:level="4" text:style-name="WW_CharLFO33LVL4" text:bullet-char="">
        <style:list-level-properties/>
        <style:text-properties style:font-name="Symbol"/>
      </text:list-level-style-bullet>
      <text:list-level-style-bullet text:level="5" text:style-name="WW_CharLFO33LVL5" text:bullet-char="o">
        <style:list-level-properties/>
        <style:text-properties style:font-name="Courier New"/>
      </text:list-level-style-bullet>
      <text:list-level-style-bullet text:level="6" text:style-name="WW_CharLFO33LVL6" text:bullet-char="">
        <style:list-level-properties/>
        <style:text-properties style:font-name="Wingdings"/>
      </text:list-level-style-bullet>
      <text:list-level-style-bullet text:level="7" text:style-name="WW_CharLFO33LVL7" text:bullet-char="">
        <style:list-level-properties/>
        <style:text-properties style:font-name="Symbol"/>
      </text:list-level-style-bullet>
      <text:list-level-style-bullet text:level="8" text:style-name="WW_CharLFO33LVL8" text:bullet-char="o">
        <style:list-level-properties/>
        <style:text-properties style:font-name="Courier New"/>
      </text:list-level-style-bullet>
      <text:list-level-style-bullet text:level="9" text:style-name="WW_CharLFO33LVL9" text:bullet-char="">
        <style:list-level-properties/>
        <style:text-properties style:font-name="Wingdings"/>
      </text:list-level-style-bullet>
    </text:list-style>
    <text:list-style style:name="WW8Num34" style:display-name="WW8Num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5LVL1" style:family="text">
      <style:text-properties style:font-name="Wingdings" style:font-name-complex="Wingdings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 style:font-name-complex="Wingdings"/>
    </style:style>
    <style:style style:name="WW_CharLFO35LVL4" style:family="text">
      <style:text-properties style:font-name="Symbol" style:font-name-complex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 style:font-name-complex="Wingdings"/>
    </style:style>
    <style:style style:name="WW_CharLFO35LVL7" style:family="text">
      <style:text-properties style:font-name="Symbol" style:font-name-complex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 style:font-name-complex="Wingdings"/>
    </style:style>
    <text:list-style style:name="WW8Num35" style:display-name="WW8Num35">
      <text:list-level-style-bullet text:level="1" text:style-name="WW_CharLFO35LVL1" text:bullet-char="">
        <style:list-level-properties/>
        <style:text-properties style:font-name="Wingdings"/>
      </text:list-level-style-bullet>
      <text:list-level-style-bullet text:level="2" text:style-name="WW_CharLFO35LVL2" text:bullet-char="o">
        <style:list-level-properties/>
        <style:text-properties style:font-name="Courier New"/>
      </text:list-level-style-bullet>
      <text:list-level-style-bullet text:level="3" text:style-name="WW_CharLFO35LVL3" text:bullet-char="">
        <style:list-level-properties/>
        <style:text-properties style:font-name="Wingdings"/>
      </text:list-level-style-bullet>
      <text:list-level-style-bullet text:level="4" text:style-name="WW_CharLFO35LVL4" text:bullet-char="">
        <style:list-level-properties/>
        <style:text-properties style:font-name="Symbol"/>
      </text:list-level-style-bullet>
      <text:list-level-style-bullet text:level="5" text:style-name="WW_CharLFO35LVL5" text:bullet-char="o">
        <style:list-level-properties/>
        <style:text-properties style:font-name="Courier New"/>
      </text:list-level-style-bullet>
      <text:list-level-style-bullet text:level="6" text:style-name="WW_CharLFO35LVL6" text:bullet-char="">
        <style:list-level-properties/>
        <style:text-properties style:font-name="Wingdings"/>
      </text:list-level-style-bullet>
      <text:list-level-style-bullet text:level="7" text:style-name="WW_CharLFO35LVL7" text:bullet-char="">
        <style:list-level-properties/>
        <style:text-properties style:font-name="Symbol"/>
      </text:list-level-style-bullet>
      <text:list-level-style-bullet text:level="8" text:style-name="WW_CharLFO35LVL8" text:bullet-char="o">
        <style:list-level-properties/>
        <style:text-properties style:font-name="Courier New"/>
      </text:list-level-style-bullet>
      <text:list-level-style-bullet text:level="9" text:style-name="WW_CharLFO35LVL9" text:bullet-char="">
        <style:list-level-properties/>
        <style:text-properties style:font-name="Wingdings"/>
      </text:list-level-style-bullet>
    </text:list-style>
    <style:style style:name="WW_CharLFO36LVL1" style:family="text">
      <style:text-properties fo:font-weight="bold" style:font-weight-asian="bold"/>
    </style:style>
    <text:list-style style:name="WW8Num36" style:display-name="WW8Num36">
      <text:list-level-style-number text:level="1" text:style-name="WW_CharLFO36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7LVL1" style:family="text">
      <style:text-properties style:font-name="Symbol" style:font-name-complex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 style:font-name-complex="Wingdings"/>
    </style:style>
    <style:style style:name="WW_CharLFO37LVL4" style:family="text">
      <style:text-properties style:font-name="Symbol" style:font-name-complex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 style:font-name-complex="Wingdings"/>
    </style:style>
    <style:style style:name="WW_CharLFO37LVL7" style:family="text">
      <style:text-properties style:font-name="Symbol" style:font-name-complex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 style:font-name-complex="Wingdings"/>
    </style:style>
    <text:list-style style:name="WW8Num37" style:display-name="WW8Num37">
      <text:list-level-style-bullet text:level="1" text:style-name="WW_CharLFO37LVL1" text:bullet-char="">
        <style:list-level-properties/>
        <style:text-properties style:font-name="Symbol"/>
      </text:list-level-style-bullet>
      <text:list-level-style-bullet text:level="2" text:style-name="WW_CharLFO37LVL2" text:bullet-char="o">
        <style:list-level-properties/>
        <style:text-properties style:font-name="Courier New"/>
      </text:list-level-style-bullet>
      <text:list-level-style-bullet text:level="3" text:style-name="WW_CharLFO37LVL3" text:bullet-char="">
        <style:list-level-properties/>
        <style:text-properties style:font-name="Wingdings"/>
      </text:list-level-style-bullet>
      <text:list-level-style-bullet text:level="4" text:style-name="WW_CharLFO37LVL4" text:bullet-char="">
        <style:list-level-properties/>
        <style:text-properties style:font-name="Symbol"/>
      </text:list-level-style-bullet>
      <text:list-level-style-bullet text:level="5" text:style-name="WW_CharLFO37LVL5" text:bullet-char="o">
        <style:list-level-properties/>
        <style:text-properties style:font-name="Courier New"/>
      </text:list-level-style-bullet>
      <text:list-level-style-bullet text:level="6" text:style-name="WW_CharLFO37LVL6" text:bullet-char="">
        <style:list-level-properties/>
        <style:text-properties style:font-name="Wingdings"/>
      </text:list-level-style-bullet>
      <text:list-level-style-bullet text:level="7" text:style-name="WW_CharLFO37LVL7" text:bullet-char="">
        <style:list-level-properties/>
        <style:text-properties style:font-name="Symbol"/>
      </text:list-level-style-bullet>
      <text:list-level-style-bullet text:level="8" text:style-name="WW_CharLFO37LVL8" text:bullet-char="o">
        <style:list-level-properties/>
        <style:text-properties style:font-name="Courier New"/>
      </text:list-level-style-bullet>
      <text:list-level-style-bullet text:level="9" text:style-name="WW_CharLFO37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8LVL1" style:family="text">
      <style:text-properties style:font-name="Symbol" fo:font-weight="bold" style:font-weight-asian="bold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style:style style:name="WW_CharLFO39LVL1" style:family="text">
      <style:text-properties style:font-name="Symbol"/>
    </style:style>
    <style:style style:name="WW_CharLFO39LVL2" style:family="text">
      <style:text-properties style:font-name="Courier New" style:font-name-complex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 style:font-name-complex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 style:font-name-complex="Courier New"/>
    </style:style>
    <style:style style:name="WW_CharLFO39LVL9" style:family="text">
      <style:text-properties style:font-name="Wingdings"/>
    </style:style>
    <style:style style:name="WW_CharLFO40LVL1" style:family="text">
      <style:text-properties style:font-name="Wingdings"/>
    </style:style>
    <style:style style:name="WW_CharLFO40LVL2" style:family="text">
      <style:text-properties style:font-name="Courier New" style:font-name-complex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 style:font-name-complex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 style:font-name-complex="Courier New"/>
    </style:style>
    <style:style style:name="WW_CharLFO40LVL9" style:family="text">
      <style:text-properties style:font-name="Wingdings"/>
    </style:style>
    <style:style style:name="WW_CharLFO41LVL1" style:family="text">
      <style:text-properties style:font-name="Wingdings"/>
    </style:style>
    <style:style style:name="WW_CharLFO41LVL2" style:family="text">
      <style:text-properties style:font-name="Courier New" style:font-name-complex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 style:font-name-complex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 style:font-name-complex="Courier New"/>
    </style:style>
    <style:style style:name="WW_CharLFO41LVL9" style:family="text">
      <style:text-properties style:font-name="Wingdings"/>
    </style:style>
    <style:style style:name="WW_CharLFO42LVL1" style:family="text">
      <style:text-properties style:font-name="Symbol"/>
    </style:style>
    <style:style style:name="WW_CharLFO42LVL2" style:family="text">
      <style:text-properties style:font-name="Courier New" style:font-name-complex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 style:font-name-complex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 style:font-name-complex="Courier New"/>
    </style:style>
    <style:style style:name="WW_CharLFO42LVL9" style:family="text">
      <style:text-properties style:font-name="Wingdings"/>
    </style:style>
    <style:style style:name="WW_CharLFO43LVL1" style:family="text">
      <style:text-properties style:font-name="Symbol"/>
    </style:style>
    <style:style style:name="WW_CharLFO43LVL2" style:family="text">
      <style:text-properties style:font-name="Courier New" style:font-name-complex="Courier New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Symbol"/>
    </style:style>
    <style:style style:name="WW_CharLFO43LVL5" style:family="text">
      <style:text-properties style:font-name="Courier New" style:font-name-complex="Courier New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Symbol"/>
    </style:style>
    <style:style style:name="WW_CharLFO43LVL8" style:family="text">
      <style:text-properties style:font-name="Courier New" style:font-name-complex="Courier New"/>
    </style:style>
    <style:style style:name="WW_CharLFO43LVL9" style:family="text">
      <style:text-properties style:font-name="Wingdings"/>
    </style:style>
    <style:style style:name="WW_CharLFO44LVL1" style:family="text">
      <style:text-properties style:font-name="Symbol"/>
    </style:style>
    <style:style style:name="WW_CharLFO44LVL2" style:family="text">
      <style:text-properties style:font-name="Courier New" style:font-name-complex="Courier New"/>
    </style:style>
    <style:style style:name="WW_CharLFO44LVL3" style:family="text">
      <style:text-properties style:font-name="Wingdings"/>
    </style:style>
    <style:style style:name="WW_CharLFO44LVL4" style:family="text">
      <style:text-properties style:font-name="Symbol"/>
    </style:style>
    <style:style style:name="WW_CharLFO44LVL5" style:family="text">
      <style:text-properties style:font-name="Courier New" style:font-name-complex="Courier New"/>
    </style:style>
    <style:style style:name="WW_CharLFO44LVL6" style:family="text">
      <style:text-properties style:font-name="Wingdings"/>
    </style:style>
    <style:style style:name="WW_CharLFO44LVL7" style:family="text">
      <style:text-properties style:font-name="Symbol"/>
    </style:style>
    <style:style style:name="WW_CharLFO44LVL8" style:family="text">
      <style:text-properties style:font-name="Courier New" style:font-name-complex="Courier New"/>
    </style:style>
    <style:style style:name="WW_CharLFO44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8">
      <text:list-level-style-bullet text:level="1" text:style-name="WW_CharLFO3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0">
      <text:list-level-style-bullet text:level="1" text:style-name="WW_CharLFO40LVL1" text:bullet-char="">
        <style:list-level-properties text:space-before="0.5in" text:min-label-width="0.25in"/>
        <style:text-properties style:font-name="Wingdings"/>
      </text:list-level-style-bullet>
      <text:list-level-style-bullet text:level="2" text:style-name="WW_CharLFO40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40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40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40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40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40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40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40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41">
      <text:list-level-style-bullet text:level="1" text:style-name="WW_CharLFO41LVL1" text:bullet-char="">
        <style:list-level-properties text:space-before="0.5in" text:min-label-width="0.25in"/>
        <style:text-properties style:font-name="Wingdings"/>
      </text:list-level-style-bullet>
      <text:list-level-style-bullet text:level="2" text:style-name="WW_CharLFO41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41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41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41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41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41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41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41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333in" fo:margin-left="0.3333in" fo:margin-bottom="0.3333in" fo:margin-right="0.3333in" fo:border="0.0069in solid #000000" fo:padding-top="0.0347in" fo:padding-left="0.1597in" fo:padding-bottom="0.1597in" fo:padding-right="0.1597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RESUME</dc:title>
    <meta:initial-creator>eci</meta:initial-creator>
    <dc:creator>HP</dc:creator>
    <meta:creation-date>2019-12-27T11:03:00Z</meta:creation-date>
    <dc:date>2019-12-27T11:03:00Z</dc:date>
    <meta:template xlink:href="Normal" xlink:type="simple"/>
    <meta:editing-cycles>2</meta:editing-cycles>
    <meta:editing-duration>PT0S</meta:editing-duration>
    <meta:document-statistic meta:page-count="2" meta:paragraph-count="7" meta:word-count="535" meta:character-count="3580" meta:row-count="25" meta:non-whitespace-character-count="3052"/>
  </office:meta>
</office:document-meta>
</file>